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133.54pt"/>
    </style:style>
    <style:style style:name="co7" style:family="table-column">
      <style:table-column-properties fo:break-before="auto" style:column-width="223.09pt"/>
    </style:style>
    <style:style style:name="co8" style:family="table-column">
      <style:table-column-properties fo:break-before="auto" style:column-width="87.99pt"/>
    </style:style>
    <style:style style:name="co9" style:family="table-column">
      <style:table-column-properties fo:break-before="auto" style:column-width="97.26pt"/>
    </style:style>
    <style:style style:name="co10" style:family="table-column">
      <style:table-column-properties fo:break-before="auto" style:column-width="98.79pt"/>
    </style:style>
    <style:style style:name="co11" style:family="table-column">
      <style:table-column-properties fo:break-before="auto" style:column-width="218.44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150.49pt"/>
    </style:style>
    <style:style style:name="co14" style:family="table-column">
      <style:table-column-properties fo:break-before="auto" style:column-width="116.56pt"/>
    </style:style>
    <style:style style:name="co15" style:family="table-column">
      <style:table-column-properties fo:break-before="auto" style:column-width="156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4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51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5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padding-bottom="0.99pt" fo:padding-left="7.99pt" fo:padding-right="0.99pt" fo:padding-top="0.99pt" style:vertical-align="automatic"/>
    </style:style>
    <style:style style:name="ce54" style:family="table-cell" style:parent-style-name="Default">
      <style:table-cell-properties fo:padding-bottom="0.99pt" fo:padding-left="7.99pt" fo:padding-right="0.99pt" fo:padding-top="0.99pt" style:vertical-align="automatic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padding-bottom="0.99pt" fo:padding-left="7.99pt" fo:padding-right="0.99pt" fo:padding-top="0.99pt"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bold" style:font-weight-asian="bold" style:font-weight-complex="bold"/>
    </style:style>
    <style:style style:name="ce19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order-left="0.74pt solid #000000" fo:border-right="none" fo:border-top="none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pt"/>
    </style:style>
    <style:style style:name="ce35" style:family="table-cell" style:parent-style-name="Default">
      <style:table-cell-properties fo:border-bottom="none" fo:border-left="0.74pt solid #000000" fo:border-right="none" fo:border-top="none"/>
    </style:style>
    <style:style style:name="ce36" style:family="table-cell" style:parent-style-name="Default">
      <style:table-cell-properties fo:border-bottom="none" fo:border-left="0.74pt solid #000000" fo:border-right="none" fo:border-top="none"/>
      <style:text-properties style:text-underline-style="none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pt"/>
    </style:style>
    <style:style style:name="ce38" style:family="table-cell" style:parent-style-name="Default">
      <style:table-cell-properties fo:border-bottom="0.74pt solid #000000" fo:border-left="0.74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537.62pt" svg:height="255.32pt" svg:x="765.47pt" svg:y="20.32pt">
            <draw:object draw:notify-on-update-of-ranges="Profiles.B4:Profiles.F4 Profiles.A5:Profiles.A5 Profiles.B5:Profiles.F5 Profiles.A6:Profiles.A6 Profiles.B6:Profiles.F6 Profiles.A7:Profiles.A7 Profiles.B7:Profiles.F7 Profiles.A8:Profiles.A8 Profiles.B8:Profiles.F8 Profiles.A9:Profiles.A9 Profiles.B9:Profiles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6pt" svg:x="841.21pt" svg:y="328.42pt">
            <draw:object draw:notify-on-update-of-ranges="Profiles.B28:Profiles.H28 Profiles.A29:Profiles.A29 Profiles.B29:Profiles.H29 Profiles.A30:Profiles.A30 Profiles.B30:Profiles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3pt" svg:height="255.26pt" svg:x="817.77pt" svg:y="645.42pt">
            <draw:object draw:notify-on-update-of-ranges="Profiles.B50:Profiles.E50 Profiles.A51:Profiles.A51 Profiles.B51:Profiles.E51 Profiles.A52:Profiles.A52 Profiles.B52:Profiles.E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63pt" svg:height="255.26pt" svg:x="827.77pt" svg:y="957.91pt">
            <draw:object draw:notify-on-update-of-ranges="Profiles.B78:Profiles.F78 Profiles.A79:Profiles.A79 Profiles.B79:Profiles.F79 Profiles.A80:Profiles.A80 Profiles.B80:Profiles.F80 Profiles.A81:Profiles.A81 Profiles.B81:Profiles.F81 Profiles.A82:Profiles.A82 Profiles.B82:Profiles.F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63pt" svg:height="255.26pt" svg:x="852.75pt" svg:y="1232.02pt">
            <draw:object draw:notify-on-update-of-ranges="Profiles.B96:Profiles.C96 Profiles.A97:Profiles.A97 Profiles.B97:Profiles.C97 Profiles.A98:Profiles.A98 Profiles.B98:Profiles.C9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42"/>
          <table:table-cell table:number-columns-repeated="5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style-name="ce43"/>
          <table:table-cell table:number-columns-repeated="5"/>
        </table:table-row>
        <table:table-row table:style-name="ro1">
          <table:table-cell table:number-columns-repeated="6"/>
          <table:table-cell table:style-name="ce45" office:value-type="string" calcext:value-type="string">
            <text:p>NB pi3 -d=576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table:style-name="ce42" office:value-type="string" calcext:value-type="string">
            <text:p>cpu</text:p>
          </table:table-cell>
          <table:table-cell table:style-name="ce42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office:value-type="string" calcext:value-type="string">
            <text:p>prefetch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7]" office:value-type="float" office:value="3.092124" calcext:value-type="float">
            <text:p>3.092124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2"/>
          <table:table-cell table:style-name="ce15" table:formula="of:=[$Timing.F30]" office:value-type="float" office:value="4.431674" calcext:value-type="float">
            <text:p>4.431674</text:p>
          </table:table-cell>
          <table:table-cell office:value-type="float" office:value="4.430315" calcext:value-type="float">
            <text:p>4.430315</text:p>
          </table:table-cell>
          <table:table-cell office:value-type="float" office:value="0.51924" calcext:value-type="float">
            <text:p>0.51924</text:p>
          </table:table-cell>
          <table:table-cell office:value-type="float" office:value="0.449125" calcext:value-type="float">
            <text:p>0.449125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5]" office:value-type="float" office:value="108.644453" calcext:value-type="float">
            <text:p>108.644453</text:p>
          </table:table-cell>
          <table:table-cell table:style-name="ce15" table:formula="of:=[$Timing.F24]" office:value-type="float" office:value="49.398058" calcext:value-type="float">
            <text:p>49.398058</text:p>
          </table:table-cell>
          <table:table-cell table:style-name="ce15" table:formula="of:=[$Timing.F29]" office:value-type="float" office:value="46.243967" calcext:value-type="float">
            <text:p>46.243967</text:p>
          </table:table-cell>
          <table:table-cell office:value-type="float" office:value="6.907181" calcext:value-type="float">
            <text:p>6.907181</text:p>
          </table:table-cell>
          <table:table-cell office:value-type="float" office:value="1.272363" calcext:value-type="float">
            <text:p>1.272363</text:p>
          </table:table-cell>
          <table:table-cell office:value-type="float" office:value="1.302592" calcext:value-type="float">
            <text:p>1.302592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21]" office:value-type="float" office:value="13.497253" calcext:value-type="float">
            <text:p>13.497253</text:p>
          </table:table-cell>
          <table:table-cell table:style-name="ce15" table:formula="of:=[$Timing.F20]" office:value-type="float" office:value="16.010355" calcext:value-type="float">
            <text:p>16.010355</text:p>
          </table:table-cell>
          <table:table-cell table:style-name="ce15" table:formula="of:=[$Timing.F27]" office:value-type="float" office:value="12.905957" calcext:value-type="float">
            <text:p>12.905957</text:p>
          </table:table-cell>
          <table:table-cell office:value-type="float" office:value="2.718919" calcext:value-type="float">
            <text:p>2.718919</text:p>
          </table:table-cell>
          <table:table-cell office:value-type="float" office:value="0.408764" calcext:value-type="float">
            <text:p>0.408764</text:p>
          </table:table-cell>
          <table:table-cell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/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$Timing.F28]" office:value-type="float" office:value="3.094523" calcext:value-type="float">
            <text:p>3.094523</text:p>
          </table:table-cell>
          <table:table-cell office:value-type="float" office:value="2.062061" calcext:value-type="float">
            <text:p>2.062061</text:p>
          </table:table-cell>
          <table:table-cell office:value-type="float" office:value="0.261619" calcext:value-type="float">
            <text:p>0.261619</text:p>
          </table:table-cell>
          <table:table-cell/>
        </table:table-row>
        <table:table-row table:style-name="ro1" table:number-rows-repeated="16">
          <table:table-cell table:number-columns-repeated="7"/>
        </table:table-row>
        <table:table-row table:style-name="ro2">
          <table:table-cell table:style-name="ce41" office:value-type="string" calcext:value-type="string">
            <text:p>Rot3D</text:p>
          </table:table-cell>
          <table:table-cell table:number-columns-repeated="6"/>
        </table:table-row>
        <table:table-row table:style-name="ro2">
          <table:table-cell table:style-name="ce41"/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4 QPUs</text:p>
          </table:table-cell>
          <table:table-cell office:value-type="string" calcext:value-type="string">
            <text:p>Kernel2 8 QPUs</text:p>
          </table:table-cell>
          <table:table-cell office:value-type="string" calcext:value-type="string">
            <text:p>Kernel2 12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06]" office:value-type="float" office:value="0.020532" calcext:value-type="float">
            <text:p>0.020532</text:p>
          </table:table-cell>
          <table:table-cell table:formula="of:=[$Timing.F107]" office:value-type="float" office:value="0.032531" calcext:value-type="float">
            <text:p>0.032531</text:p>
          </table:table-cell>
          <table:table-cell table:formula="of:=[$Timing.F108]" office:value-type="float" office:value="0.015441" calcext:value-type="float">
            <text:p>0.015441</text:p>
          </table:table-cell>
          <table:table-cell table:formula="of:=[$Timing.F109]" office:value-type="float" office:value="0.013367" calcext:value-type="float">
            <text:p>0.013367</text:p>
          </table:table-cell>
          <table:table-cell table:formula="of:=[$Timing.F110]" office:value-type="float" office:value="0.013368" calcext:value-type="float">
            <text:p>0.013368</text:p>
          </table:table-cell>
          <table:table-cell table:formula="of:=[$Timing.F111]" office:value-type="float" office:value="0.013386" calcext:value-type="float">
            <text:p>0.013386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12]" office:value-type="float" office:value="0.008814" calcext:value-type="float">
            <text:p>0.008814</text:p>
          </table:table-cell>
          <table:table-cell table:formula="of:=[$Timing.F113]" office:value-type="float" office:value="0.008867" calcext:value-type="float">
            <text:p>0.008867</text:p>
          </table:table-cell>
          <table:table-cell table:formula="of:=[$Timing.F114]" office:value-type="float" office:value="0.00566" calcext:value-type="float">
            <text:p>0.00566</text:p>
          </table:table-cell>
          <table:table-cell/>
          <table:table-cell table:formula="of:=[$Timing.F115]" office:value-type="float" office:value="0.001803" calcext:value-type="float">
            <text:p>0.001803</text:p>
          </table:table-cell>
          <table:table-cell/>
        </table:table-row>
        <table:table-row table:style-name="ro1" table:number-rows-repeated="17">
          <table:table-cell table:number-columns-repeated="7"/>
        </table:table-row>
        <table:table-row table:style-name="ro2">
          <table:table-cell table:style-name="ce41" office:value-type="string" calcext:value-type="string">
            <text:p>Mandelbro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 1 QPU</text:p>
          </table:table-cell>
          <table:table-cell office:value-type="string" calcext:value-type="string">
            <text:p>Multi 8 Q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64]" office:value-type="float" office:value="7.075472" calcext:value-type="float">
            <text:p>7.075472</text:p>
          </table:table-cell>
          <table:table-cell table:formula="of:=[$Timing.F165]" office:value-type="float" office:value="3.002719" calcext:value-type="float">
            <text:p>3.002719</text:p>
          </table:table-cell>
          <table:table-cell table:formula="of:=[$Timing.F166]" office:value-type="float" office:value="2.979217" calcext:value-type="float">
            <text:p>2.979217</text:p>
          </table:table-cell>
          <table:table-cell table:formula="of:=[$Timing.F167]" office:value-type="float" office:value="0.585395" calcext:value-type="float">
            <text:p>0.5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60]" office:value-type="float" office:value="2.632804" calcext:value-type="float">
            <text:p>2.632804</text:p>
          </table:table-cell>
          <table:table-cell table:formula="of:=[$Timing.F161]" office:value-type="float" office:value="1.991902" calcext:value-type="float">
            <text:p>1.991902</text:p>
          </table:table-cell>
          <table:table-cell table:formula="of:=[$Timing.F162]" office:value-type="float" office:value="2.012528" calcext:value-type="float">
            <text:p>2.012528</text:p>
          </table:table-cell>
          <table:table-cell table:formula="of:=[$Timing.F163]" office:value-type="float" office:value="0.311534" calcext:value-type="float">
            <text:p>0.311534</text:p>
          </table:table-cell>
          <table:table-cell table:number-columns-repeated="2"/>
        </table:table-row>
        <table:table-row table:style-name="ro1" table:number-rows-repeated="20">
          <table:table-cell table:number-columns-repeated="7"/>
        </table:table-row>
        <table:table-row table:style-name="ro2">
          <table:table-cell table:style-name="ce41" office:value-type="string" calcext:value-type="string">
            <text:p>DMA vs TM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pi3</text:p>
          </table:table-cell>
          <table:table-cell office:value-type="string" calcext:value-type="string">
            <text:p>Rot3D -v=1024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 gather optimiza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 QPU</text:p>
          </table:table-cell>
          <table:table-cell office:value-type="string" calcext:value-type="string">
            <text:p>2 QPUs</text:p>
          </table:table-cell>
          <table:table-cell office:value-type="string" calcext:value-type="string">
            <text:p>4 QPUs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  <table:table-cell/>
        </table:table-row>
        <table:table-row table:style-name="ro1">
          <table:table-cell office:value-type="string" calcext:value-type="string">
            <text:p>DMA 1 QPU kernel</text:p>
          </table:table-cell>
          <table:table-cell office:value-type="float" office:value="0.170312" calcext:value-type="float">
            <text:p>0.170312</text:p>
          </table:table-cell>
          <table:table-cell office:value-type="float" office:value="0.193194" calcext:value-type="float">
            <text:p>0.193194</text:p>
          </table:table-cell>
          <table:table-cell office:value-type="float" office:value="0.326194" calcext:value-type="float">
            <text:p>0.326194</text:p>
          </table:table-cell>
          <table:table-cell office:value-type="float" office:value="0.652056" calcext:value-type="float">
            <text:p>0.652056</text:p>
          </table:table-cell>
          <table:table-cell office:value-type="float" office:value="0.978683" calcext:value-type="float">
            <text:p>0.978683</text:p>
          </table:table-cell>
          <table:table-cell/>
        </table:table-row>
        <table:table-row table:style-name="ro1">
          <table:table-cell office:value-type="string" calcext:value-type="string">
            <text:p>TMU 1 QPU kernel</text:p>
          </table:table-cell>
          <table:table-cell office:value-type="float" office:value="0.116388" calcext:value-type="float">
            <text:p>0.116388</text:p>
          </table:table-cell>
          <table:table-cell office:value-type="float" office:value="0.143072" calcext:value-type="float">
            <text:p>0.143072</text:p>
          </table:table-cell>
          <table:table-cell office:value-type="float" office:value="0.273717" calcext:value-type="float">
            <text:p>0.273717</text:p>
          </table:table-cell>
          <table:table-cell office:value-type="float" office:value="0.546734" calcext:value-type="float">
            <text:p>0.546734</text:p>
          </table:table-cell>
          <table:table-cell office:value-type="float" office:value="0.819782" calcext:value-type="float">
            <text:p>0.819782</text:p>
          </table:table-cell>
          <table:table-cell/>
        </table:table-row>
        <table:table-row table:style-name="ro1">
          <table:table-cell office:value-type="string" calcext:value-type="string">
            <text:p>DMA multi QPU kernel</text:p>
          </table:table-cell>
          <table:table-cell office:value-type="float" office:value="0.169547" calcext:value-type="float">
            <text:p>0.169547</text:p>
          </table:table-cell>
          <table:table-cell office:value-type="float" office:value="0.095414" calcext:value-type="float">
            <text:p>0.095414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.082325" calcext:value-type="float">
            <text:p>0.082325</text:p>
          </table:table-cell>
          <table:table-cell office:value-type="float" office:value="0.082253" calcext:value-type="float">
            <text:p>0.082253</text:p>
          </table:table-cell>
          <table:table-cell/>
        </table:table-row>
        <table:table-row table:style-name="ro1">
          <table:table-cell office:value-type="string" calcext:value-type="string">
            <text:p>TMU multi QPU kernel</text:p>
          </table:table-cell>
          <table:table-cell office:value-type="float" office:value="0.115114" calcext:value-type="float">
            <text:p>0.115114</text:p>
          </table:table-cell>
          <table:table-cell office:value-type="float" office:value="0.074205" calcext:value-type="float">
            <text:p>0.074205</text:p>
          </table:table-cell>
          <table:table-cell office:value-type="float" office:value="0.068838" calcext:value-type="float">
            <text:p>0.068838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0.068878" calcext:value-type="float">
            <text:p>0.068878</text:p>
          </table:table-cell>
          <table:table-cell/>
        </table:table-row>
        <table:table-row table:style-name="ro1" table:number-rows-repeated="11">
          <table:table-cell table:number-columns-repeated="7"/>
        </table:table-row>
        <table:table-row table:style-name="ro2">
          <table:table-cell table:style-name="ce41" office:value-type="string" calcext:value-type="string">
            <text:p>Rot3D for 1-QPU kern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Rot3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U</text:p>
          </table:table-cell>
          <table:table-cell table:formula="of:=21.919793 /46.146597 *100" office:value-type="float" office:value="47.5003454750954" calcext:value-type="float">
            <text:p>47.5003454750954</text:p>
          </table:table-cell>
          <table:table-cell table:formula="of:=0.116388/0.170312*100" office:value-type="float" office:value="68.3381088825215" calcext:value-type="float">
            <text:p>68.3381088825215</text:p>
          </table:table-cell>
          <table:table-cell table:number-columns-repeated="4"/>
        </table:table-row>
      </table:table>
      <table:table table:name="Timing" table:style-name="ta1">
        <office:forms form:automatic-focus="false" form:apply-design-mode="false"/>
        <table:shapes>
          <draw:frame draw:z-index="0" draw:style-name="gr1" draw:text-style-name="P1" svg:width="453.51pt" svg:height="317.96pt" svg:x="704.07pt" svg:y="2636.87pt">
            <draw:object draw:notify-on-update-of-ranges="Timing.H199:Timing.H199 Timing.I199:Timing.R199 Timing.H200:Timing.H200 Timing.I200:Timing.R200 Timing.H201:Timing.H201 Timing.I201:Timing.R201 Timing.H202:Timing.H202 Timing.I202:Timing.R2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544.93pt" svg:height="288.4pt" svg:x="703.19pt" svg:y="4688.7pt">
            <draw:object draw:notify-on-update-of-ranges="Timing.H357:Timing.H357 Timing.I357:Timing.R357 Timing.H358:Timing.H358 Timing.I358:Timing.R358 Timing.H359:Timing.H359 Timing.I359:Timing.R359 Timing.H360:Timing.H360 Timing.I360:Timing.R360 Timing.H361:Timing.H361 Timing.I361:Timing.R36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705.97pt" svg:height="332.82pt" svg:x="694.03pt" svg:y="5142.87pt">
            <draw:object draw:notify-on-update-of-ranges="Timing.H391:Timing.H391 Timing.I391:Timing.AE391 Timing.H392:Timing.H392 Timing.I392:Timing.AE392 Timing.H393:Timing.H393 Timing.I393:Timing.AE393 Timing.H394:Timing.H394 Timing.I394:Timing.AE394 Timing.H395:Timing.H395 Timing.I395:Timing.AE395 Timing.S511:Timing.S5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559.73pt" svg:height="255.26pt" svg:x="771.82pt" svg:y="9634.22pt">
            <draw:object draw:notify-on-update-of-ranges="Timing.H747:Timing.H747 Timing.I747:Timing.AG747 Timing.H748:Timing.H748 Timing.I748:Timing.AG748 Timing.H749:Timing.H749 Timing.I749:Timing.AG74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453.51pt" svg:height="255.09pt" svg:x="767.59pt" svg:y="3108.22pt">
            <draw:object draw:notify-on-update-of-ranges="Timing.H234:Timing.H234 Timing.I234:Timing.T234 Timing.H235:Timing.H235 Timing.I235:Timing.T235 Timing.H236:Timing.H236 Timing.I236:Timing.T236 Timing.H237:Timing.H237 Timing.I237:Timing.T23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3" table:default-cell-style-name="ce42"/>
        <table:table-column table:style-name="co6" table:default-cell-style-name="Default"/>
        <table:table-column table:style-name="co3" table:default-cell-style-name="Default"/>
        <table:table-column table:style-name="co7" table:default-cell-style-name="ce53"/>
        <table:table-column table:style-name="co2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45"/>
          <table:table-cell office:value-type="string" calcext:value-type="string">
            <text:p>All profiling done <text:span text:style-name="T1">with debug enabled</text:span> (thus release is probably faster)</text:p>
          </table:table-cell>
          <table:table-cell table:number-columns-repeated="1022"/>
        </table:table-row>
        <table:table-row table:style-name="ro1">
          <table:table-cell table:style-name="ce45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Timing:</text:p>
          </table:table-cell>
          <table:table-cell office:value-type="string" calcext:value-type="string">
            <text:p>median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Matrix – Evolution</text:p>
          </table:table-cell>
          <table:table-cell table:style-name="ce43"/>
          <table:table-cell table:number-columns-repeated="1022"/>
        </table:table-row>
        <table:table-row table:style-name="ro2">
          <table:table-cell table:style-name="ce41"/>
          <table:table-cell table:style-name="ce43"/>
          <table:table-cell table:number-columns-repeated="1022"/>
        </table:table-row>
        <table:table-row table:style-name="ro1">
          <table:table-cell table:style-name="ce46" office:value-type="string" calcext:value-type="string">
            <text:p>Note:</text:p>
          </table:table-cell>
          <table:table-cell table:style-name="ce48" office:value-type="string" calcext:value-type="string">
            <text:p>Implemented loop unroll, but had little (actually adverse) effect on performance of Matrix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olivia prefix:</text:p>
          </table:table-cell>
          <table:table-cell table:style-name="ce48" office:value-type="string" calcext:value-type="string">
            <text:p>./obj/em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qpu prefix:</text:p>
          </table:table-cell>
          <table:table-cell table:style-name="ce48" office:value-type="string" calcext:value-type="string">
            <text:p>sudo 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cpu prefix:</text:p>
          </table:table-cell>
          <table:table-cell table:style-name="ce48" office:value-type="string" calcext:value-type="string">
            <text:p>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/>
          <table:table-cell table:style-name="ce48" table:number-columns-repeated="3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table:style-name="ce48" office:value-type="string" calcext:value-type="string">
            <text:p>Matrix -d=512 -p=5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table:number-columns-repeated="2"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table:number-columns-repeated="2"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222125" calcext:value-type="float">
            <text:p>12.22212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office:value-type="string" calcext:value-type="string">
            <text:p>e0be96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146597" calcext:value-type="float">
            <text:p>46.146597</text:p>
          </table:table-cell>
          <table:table-cell office:value-type="string" calcext:value-type="string">
            <text:p>added prefetch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tmu</text:p>
          </table:table-cell>
          <table:table-cell office:value-type="float" office:value="21.919793" calcext:value-type="float">
            <text:p>21.919793</text:p>
          </table:table-cell>
          <table:table-cell office:value-type="string" calcext:value-type="string">
            <text:p>TMU beats DMA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907181" calcext:value-type="float">
            <text:p>6.90718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4.430315" calcext:value-type="float">
            <text:p>4.4303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0.413163" calcext:value-type="float">
            <text:p>10.4131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8919" calcext:value-type="float">
            <text:p>2.7189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062061" calcext:value-type="float">
            <text:p>2.062061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n=8 -read=prefetch</text:p>
          </table:table-cell>
          <table:table-cell office:value-type="float" office:value="0.408764" calcext:value-type="float">
            <text:p>0.408764</text:p>
          </table:table-cell>
          <table:table-cell/>
          <table:table-cell office:value-type="string" calcext:value-type="string">
            <text:p>From here on, not much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261619" calcext:value-type="float">
            <text:p>0.26161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n=8 -read=prefetch</text:p>
          </table:table-cell>
          <table:table-cell office:value-type="float" office:value="1.272363" calcext:value-type="float">
            <text:p>1.2723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 -read=prefetch</text:p>
          </table:table-cell>
          <table:table-cell/>
          <table:table-cell office:value-type="string" calcext:value-type="string">
            <text:p>5 x Failed to invoke kernel on QPUs; can’t deal with dim=51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d=576 -n=12 -read=prefetch </text:p>
          </table:table-cell>
          <table:table-cell office:value-type="float" office:value="1.302592" calcext:value-type="float">
            <text:p>1.302592</text:p>
          </table:table-cell>
          <table:table-cell office:value-type="string" calcext:value-type="string">
            <text:p><text:s/>-d=576=12*16*3 OK !!! -d=560 also works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4 -read=prefetch</text:p>
          </table:table-cell>
          <table:table-cell office:value-type="float" office:value="2.681338" calcext:value-type="float">
            <text:p>2.68133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51924" calcext:value-type="float">
            <text:p>0.5192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d=576 -n=12 -read=none</text:p>
          </table:table-cell>
          <table:table-cell office:value-type="float" office:value="0.449125" calcext:value-type="float">
            <text:p>0.449125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2.60706" calcext:value-type="float">
            <text:p>22.60706</text:p>
          </table:table-cell>
          <table:table-cell office:value-type="string" calcext:value-type="string">
            <text:p>TMU default</text:p>
          </table:table-cell>
          <table:table-cell office:value-type="string" calcext:value-type="string">
            <text:p>TODO register progress from here on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7663" calcext:value-type="float">
            <text:p>2.77663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1.419429" calcext:value-type="float">
            <text:p>21.419429</text:p>
          </table:table-cell>
          <table:table-cell office:value-type="string" calcext:value-type="string">
            <text:p>evolutionary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340426" calcext:value-type="float">
            <text:p>6.34042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627358" calcext:value-type="float">
            <text:p>2.62735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1.387184" calcext:value-type="float">
            <text:p>1.387184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8.184979" calcext:value-type="float">
            <text:p>8.18497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2854" calcext:value-type="float">
            <text:p>2.71285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12833" calcext:value-type="float">
            <text:p>2.71283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0.408038" calcext:value-type="float">
            <text:p>0.408038</text:p>
          </table:table-cell>
          <table:table-cell table:number-columns-repeated="1018"/>
        </table:table-row>
        <table:table-row table:style-name="ro1" table:number-rows-repeated="2">
          <table:table-cell table:number-columns-repeated="6"/>
          <table:table-cell table:style-name="ce56"/>
          <table:table-cell table:number-columns-repeated="1017"/>
        </table:table-row>
        <table:table-row table:style-name="ro2">
          <table:table-cell table:style-name="ce41" office:value-type="string" calcext:value-type="string">
            <text:p>Matrix – Platform compare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office:value-type="string" calcext:value-type="string">
            <text:p>sudo ./obj/qpu-debug/bin/Matrix -d=304 -p=10</text:p>
          </table:table-cell>
          <table:table-cell table:number-columns-repeated="3"/>
          <table:table-cell office:value-type="string" calcext:value-type="string">
            <text:p>Value -d for successful run on Pi and Pi2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</text:p>
          </table:table-cell>
          <table:table-cell/>
          <table:table-cell office:value-type="float" office:value="9.452398" calcext:value-type="float">
            <text:p>9.452398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3.098437" calcext:value-type="float">
            <text:p>3.098437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451657" calcext:value-type="float">
            <text:p>2.451657</text:p>
          </table:table-cell>
          <table:table-cell table:style-name="ce56"/>
          <table:table-cell table:number-columns-repeated="1017"/>
        </table:table-row>
        <table:table-row table:style-name="ro1" table:number-rows-repeated="4">
          <table:table-cell table:number-columns-repeated="6"/>
          <table:table-cell table:style-name="ce56"/>
          <table:table-cell table:number-columns-repeated="1017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6">
          <table:table-cell table:number-columns-repeated="6"/>
          <table:table-cell table:style-name="ce56"/>
          <table:table-cell table:number-columns-repeated="1017"/>
        </table:table-row>
        <table:table-row table:style-name="ro1" table:number-rows-repeated="18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style-name="ce41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office:value-type="string" calcext:value-type="string">
            <text:p>Rot3D -v=19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51" office:value-type="string" calcext:value-type="string">
            <text:p>‘6143e090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0.008814" calcext:value-type="float">
            <text:p>0.00881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08867" calcext:value-type="float">
            <text:p>0.0088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0566" calcext:value-type="float">
            <text:p>0.005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01803" calcext:value-type="float">
            <text:p>0.001803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'5e32444’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3 -n=1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pre ptr increment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42" calcext:value-type="float">
            <text:p>0.0024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1</text:p>
          </table:table-cell>
          <table:table-cell office:value-type="float" office:value="0.008298" calcext:value-type="float">
            <text:p>0.008298</text:p>
          </table:table-cell>
          <table:table-cell office:value-type="string" calcext:value-type="string">
            <text:p>ptr increment &amp; v3d optimization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1</text:p>
          </table:table-cell>
          <table:table-cell office:value-type="float" office:value="0.005097" calcext:value-type="float">
            <text:p>0.005097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8</text:p>
          </table:table-cell>
          <table:table-cell office:value-type="float" office:value="0.001815" calcext:value-type="float">
            <text:p>0.001815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1</text:p>
          </table:table-cell>
          <table:table-cell office:value-type="float" office:value="0.00518" calcext:value-type="float">
            <text:p>0.0051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162" calcext:value-type="float">
            <text:p>0.00216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3 -n=1</text:p>
          </table:table-cell>
          <table:table-cell office:value-type="float" office:value="0.015351" calcext:value-type="float">
            <text:p>0.015351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13433" calcext:value-type="float">
            <text:p>0.013433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table:style-name="ce51" office:value-type="string" calcext:value-type="string">
            <text:p>'84931e5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312" calcext:value-type="float">
            <text:p>0.170312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2</text:p>
          </table:table-cell>
          <table:table-cell office:value-type="float" office:value="0.193194" calcext:value-type="float">
            <text:p>0.193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4</text:p>
          </table:table-cell>
          <table:table-cell office:value-type="float" office:value="0.326194" calcext:value-type="float">
            <text:p>0.326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8</text:p>
          </table:table-cell>
          <table:table-cell office:value-type="float" office:value="0.652056" calcext:value-type="float">
            <text:p>0.65205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12</text:p>
          </table:table-cell>
          <table:table-cell office:value-type="float" office:value="0.978683" calcext:value-type="float">
            <text:p>0.97868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6388" calcext:value-type="float">
            <text:p>0.116388</text:p>
          </table:table-cell>
          <table:table-cell office:value-type="string" calcext:value-type="string">
            <text:p>TMU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143072" calcext:value-type="float">
            <text:p>0.14307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273717" calcext:value-type="float">
            <text:p>0.273717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546734" calcext:value-type="float">
            <text:p>0.54673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819782" calcext:value-type="float">
            <text:p>0.81978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69547" calcext:value-type="float">
            <text:p>0.169547</text:p>
          </table:table-cell>
          <table:table-cell office:value-type="string" calcext:value-type="string">
            <text:p>DMA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95414" calcext:value-type="float">
            <text:p>0.09541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8213" calcext:value-type="float">
            <text:p>0.0821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82325" calcext:value-type="float">
            <text:p>0.08232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82253" calcext:value-type="float">
            <text:p>0.08225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5114" calcext:value-type="float">
            <text:p>0.115114</text:p>
          </table:table-cell>
          <table:table-cell office:value-type="string" calcext:value-type="string">
            <text:p>TMU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74205" calcext:value-type="float">
            <text:p>0.07420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68838" calcext:value-type="float">
            <text:p>0.068838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6886" calcext:value-type="float">
            <text:p>0.0688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68878" calcext:value-type="float">
            <text:p>0.06887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</text:p>
          </table:table-cell>
          <table:table-cell office:value-type="float" office:value="0.080277" calcext:value-type="float">
            <text:p>0.080277</text:p>
          </table:table-cell>
          <table:table-cell office:value-type="string" calcext:value-type="string">
            <text:p>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 -n=8</text:p>
          </table:table-cell>
          <table:table-cell office:value-type="float" office:value="0.068896" calcext:value-type="float">
            <text:p>0.068896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</text:p>
          </table:table-cell>
          <table:table-cell office:value-type="float" office:value="0.079137" calcext:value-type="float">
            <text:p>0.079137</text:p>
          </table:table-cell>
          <table:table-cell office:value-type="string" calcext:value-type="string">
            <text:p>max 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934" calcext:value-type="float">
            <text:p>0.068934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249" calcext:value-type="float">
            <text:p>0.170249</text:p>
          </table:table-cell>
          <table:table-cell office:value-type="string" calcext:value-type="string">
            <text:p>DM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119732" calcext:value-type="float">
            <text:p>0.119732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844" calcext:value-type="float">
            <text:p>0.068844</text:p>
          </table:table-cell>
          <table:table-cell office:value-type="string" calcext:value-type="string">
            <text:p>DMA – no diff, as expected, DMA not used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068841" calcext:value-type="float">
            <text:p>0.068841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Mandelbrot</text:p>
          </table:table-cell>
          <table:table-cell table:number-columns-repeated="14"/>
          <table:table-cell office:value-type="string" calcext:value-type="string">
            <text:p>`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office:value-type="string" calcext:value-type="string">
            <text:p>Mandelbro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2.632804" calcext:value-type="float">
            <text:p>2.6328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1.991902" calcext:value-type="float">
            <text:p>1.99190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012528" calcext:value-type="float">
            <text:p>2.0125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11534" calcext:value-type="float">
            <text:p>0.3115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7.075472" calcext:value-type="float">
            <text:p>7.0754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3.002719" calcext:value-type="float">
            <text:p>3.002719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979217" calcext:value-type="float">
            <text:p>2.9792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585395" calcext:value-type="float">
            <text:p>0.58539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ingle</text:p>
          </table:table-cell>
          <table:table-cell office:value-type="float" office:value="1.755045" calcext:value-type="float">
            <text:p>1.75504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1.76417" calcext:value-type="float">
            <text:p>1.764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23343" calcext:value-type="float">
            <text:p>0.323343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single</text:p>
          </table:table-cell>
          <table:table-cell office:value-type="float" office:value="2.989145" calcext:value-type="float">
            <text:p>2.98914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multi -n=8</text:p>
          </table:table-cell>
          <table:table-cell office:value-type="float" office:value="0.44865" calcext:value-type="float">
            <text:p>0.4486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502466" calcext:value-type="float">
            <text:p>2.50246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1" office:value-type="string" calcext:value-type="string">
            <text:p>HeatM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Default:</text:p>
          </table:table-cell>
          <table:table-cell office:value-type="string" calcext:value-type="string">
            <text:p>1500 step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7.850646" calcext:value-type="float">
            <text:p>67.850646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16.81162" calcext:value-type="float">
            <text:p>16.811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</text:p>
          </table:table-cell>
          <table:table-cell office:value-type="float" office:value="16.675662" calcext:value-type="float">
            <text:p>16.6756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72.006978" calcext:value-type="float">
            <text:p>72.006978</text:p>
          </table:table-cell>
          <table:table-cell office:value-type="string" calcext:value-type="string">
            <text:p>NB slower than pi3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64243" calcext:value-type="float">
            <text:p>5.264243</text:p>
          </table:table-cell>
          <table:table-cell office:value-type="string" calcext:value-type="string">
            <text:p>NB &gt; 8 times faster</text:p>
          </table:table-cell>
          <table:table-cell table:number-columns-repeated="1017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6.906035" calcext:value-type="float">
            <text:p>66.90603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36.943515" calcext:value-type="float">
            <text:p>36.943515</text:p>
          </table:table-cell>
          <table:table-cell table:style-name="Default" office:value-type="string" calcext:value-type="string">
            <text:p>encoding in load(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46611" calcext:value-type="float">
            <text:p>5.24661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1" office:value-type="string" calcext:value-type="string">
            <text:p>DFT – in unit test, 10 iterations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With prefetch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Single run, no median of 3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Preparation of data and compile takes longer and longer. However, the actual run is quite fast.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/>
          <table:table-cell table:style-name="ce47" office:value-type="string" calcext:value-type="string">
            <text:p>-n=12</text:p>
          </table:table-cell>
          <table:table-cell table:style-name="ce47" table:number-columns-repeated="1015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89" calcext:value-type="float">
            <text:p>0.003189</text:p>
          </table:table-cell>
          <table:table-cell table:style-name="ce19" office:value-type="string" calcext:value-type="string">
            <text:p>matrix mul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4" calcext:value-type="float">
            <text:p>0.002954</text:p>
          </table:table-cell>
          <table:table-cell office:value-type="string" calcext:value-type="string">
            <text:p><text:s/></text:p>
          </table:table-cell>
          <table:table-cell table:style-name="ce19" office:value-type="string" calcext:value-type="string">
            <text:p>matrix mult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28" calcext:value-type="float">
            <text:p>0.003028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complex</text:p>
          </table:table-cell>
          <table:table-cell office:value-type="float" office:value="0.003964" calcext:value-type="float">
            <text:p>0.003964</text:p>
          </table:table-cell>
          <table:table-cell office:value-type="float" office:value="0.006102" calcext:value-type="float">
            <text:p>0.006102</text:p>
          </table:table-cell>
          <table:table-cell office:value-type="float" office:value="0.008257" calcext:value-type="float">
            <text:p>0.008257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18153" calcext:value-type="float">
            <text:p>0.018153</text:p>
          </table:table-cell>
          <table:table-cell office:value-type="float" office:value="0.047119" calcext:value-type="float">
            <text:p>0.047119</text:p>
          </table:table-cell>
          <table:table-cell office:value-type="float" office:value="0.053517" calcext:value-type="float">
            <text:p>0.053517</text:p>
          </table:table-cell>
          <table:table-cell office:value-type="float" office:value="0.060098" calcext:value-type="float">
            <text:p>0.060098</text:p>
          </table:table-cell>
          <table:table-cell office:value-type="float" office:value="0.07089" calcext:value-type="float">
            <text:p>0.07089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205" calcext:value-type="float">
            <text:p>0.003205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float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4232" calcext:value-type="float">
            <text:p>0.0042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61" calcext:value-type="float">
            <text:p>0.003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39" calcext:value-type="float">
            <text:p>0.0037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964" calcext:value-type="float">
            <text:p>0.0039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2" calcext:value-type="float">
            <text:p>0.00384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32" calcext:value-type="float">
            <text:p>0.00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408" calcext:value-type="float">
            <text:p>0.004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467" calcext:value-type="float">
            <text:p>0.003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3202" calcext:value-type="float">
            <text:p>0.0032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3246" calcext:value-type="float">
            <text:p>0.0032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3484" calcext:value-type="float">
            <text:p>0.0034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2575" calcext:value-type="float">
            <text:p>0.0125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897" calcext:value-type="float">
            <text:p>0.0058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935" calcext:value-type="float">
            <text:p>0.005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102" calcext:value-type="float">
            <text:p>0.0061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1235" calcext:value-type="float">
            <text:p>0.0112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332" calcext:value-type="float">
            <text:p>0.005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26" calcext:value-type="float">
            <text:p>0.005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5413" calcext:value-type="float">
            <text:p>0.0054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782" calcext:value-type="float">
            <text:p>0.0057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843" calcext:value-type="float">
            <text:p>0.0038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376" calcext:value-type="float">
            <text:p>0.0033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3631" calcext:value-type="float">
            <text:p>0.0036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546" calcext:value-type="float">
            <text:p>0.02754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2174" calcext:value-type="float">
            <text:p>0.0121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8176" calcext:value-type="float">
            <text:p>0.0081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8257" calcext:value-type="float">
            <text:p>0.008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779" calcext:value-type="float">
            <text:p>0.010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7291" calcext:value-type="float">
            <text:p>0.00729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 – 10 iterations, n=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7299" calcext:value-type="float">
            <text:p>0.00729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 office:value-type="float" office:value="272" calcext:value-type="float">
            <text:p>272</text:p>
          </table:table-cell>
          <table:table-cell office:value-type="float" office:value="336" calcext:value-type="float">
            <text:p>336</text:p>
          </table:table-cell>
          <table:table-cell office:value-type="float" office:value="400" calcext:value-type="float">
            <text:p>400</text:p>
          </table:table-cell>
          <table:table-cell office:value-type="float" office:value="464" calcext:value-type="float">
            <text:p>464</text:p>
          </table:table-cell>
          <table:table-cell office:value-type="float" office:value="528" calcext:value-type="float">
            <text:p>528</text:p>
          </table:table-cell>
          <table:table-cell office:value-type="float" office:value="592" calcext:value-type="float">
            <text:p>592</text:p>
          </table:table-cell>
          <table:table-cell office:value-type="float" office:value="656" calcext:value-type="float">
            <text:p>656</text:p>
          </table:table-cell>
          <table:table-cell office:value-type="float" office:value="720" calcext:value-type="float">
            <text:p>720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7838" calcext:value-type="float">
            <text:p>0.007838</text:p>
          </table:table-cell>
          <table:table-cell office:value-type="string" calcext:value-type="string">
            <text:p>matrix mult</text:p>
          </table:table-cell>
          <table:table-cell table:style-name="ce19" office:value-type="string" calcext:value-type="string">
            <text:p>matrix mult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4315" calcext:value-type="float">
            <text:p>0.004315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006737" calcext:value-type="float">
            <text:p>0.006737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complex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4115" calcext:value-type="float">
            <text:p>0.004115</text:p>
          </table:table-cell>
          <table:table-cell office:value-type="float" office:value="0.006028" calcext:value-type="float">
            <text:p>0.006028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0.009991" calcext:value-type="float">
            <text:p>0.009991</text:p>
          </table:table-cell>
          <table:table-cell office:value-type="float" office:value="0.011345" calcext:value-type="float">
            <text:p>0.01134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3665" calcext:value-type="float">
            <text:p>0.003665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float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4912" calcext:value-type="float">
            <text:p>0.004912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013167" calcext:value-type="float">
            <text:p>0.013167</text:p>
          </table:table-cell>
          <table:table-cell office:value-type="float" office:value="0.017471" calcext:value-type="float">
            <text:p>0.017471</text:p>
          </table:table-cell>
          <table:table-cell office:value-type="float" office:value="0.019331" calcext:value-type="float">
            <text:p>0.019331</text:p>
          </table:table-cell>
          <table:table-cell office:value-type="float" office:value="0.021194" calcext:value-type="float">
            <text:p>0.021194</text:p>
          </table:table-cell>
          <table:table-cell office:value-type="float" office:value="0.026998" calcext:value-type="float">
            <text:p>0.026998</text:p>
          </table:table-cell>
          <table:table-cell office:value-type="float" office:value="0.029371" calcext:value-type="float">
            <text:p>0.029371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3795" calcext:value-type="float">
            <text:p>0.003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9055" calcext:value-type="float">
            <text:p>0.0490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5693" calcext:value-type="float">
            <text:p>0.0156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9787" calcext:value-type="float">
            <text:p>0.0097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994" calcext:value-type="float">
            <text:p>0.009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3475" calcext:value-type="float">
            <text:p>0.04347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3827" calcext:value-type="float">
            <text:p>0.01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667" calcext:value-type="float">
            <text:p>0.0086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752" calcext:value-type="float">
            <text:p>0.00875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164" calcext:value-type="float">
            <text:p>0.01016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5653" calcext:value-type="float">
            <text:p>0.0056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532" calcext:value-type="float">
            <text:p>0.0045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918" calcext:value-type="float">
            <text:p>0.0039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7642" calcext:value-type="float">
            <text:p>0.07764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7048" calcext:value-type="float">
            <text:p>0.0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9609" calcext:value-type="float">
            <text:p>0.019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222" calcext:value-type="float">
            <text:p>0.01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8447" calcext:value-type="float">
            <text:p>0.06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3816" calcext:value-type="float">
            <text:p>0.0238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7313" calcext:value-type="float">
            <text:p>0.0173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836" calcext:value-type="float">
            <text:p>0.0108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3214" calcext:value-type="float">
            <text:p>0.0132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5572" calcext:value-type="float">
            <text:p>0.0055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985" calcext:value-type="float">
            <text:p>0.0049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4371" calcext:value-type="float">
            <text:p>0.0043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66755" calcext:value-type="float">
            <text:p>0.1667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6251" calcext:value-type="float">
            <text:p>0.0462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308" calcext:value-type="float">
            <text:p>0.03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8153" calcext:value-type="float">
            <text:p>0.0181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4335" calcext:value-type="float">
            <text:p>0.1343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257" calcext:value-type="float">
            <text:p>0.037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368" calcext:value-type="float">
            <text:p>0.026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932" calcext:value-type="float">
            <text:p>0.0149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6484" calcext:value-type="float">
            <text:p>0.01648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6779" calcext:value-type="float">
            <text:p>0.006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5132" calcext:value-type="float">
            <text:p>0.0051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555" calcext:value-type="float">
            <text:p>0.005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91901" calcext:value-type="float">
            <text:p>0.29190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89356" calcext:value-type="float">
            <text:p>0.0893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6924" calcext:value-type="float">
            <text:p>0.0469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7119" calcext:value-type="float">
            <text:p>0.0471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56896" calcext:value-type="float">
            <text:p>0.2568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8618" calcext:value-type="float">
            <text:p>0.0786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1326" calcext:value-type="float">
            <text:p>0.0413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1515" calcext:value-type="float">
            <text:p>0.0415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0271" calcext:value-type="float">
            <text:p>0.020271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7571" calcext:value-type="float">
            <text:p>0.0075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5819" calcext:value-type="float">
            <text:p>0.0058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6194" calcext:value-type="float">
            <text:p>0.006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8535" calcext:value-type="float">
            <text:p>0.3853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101742" calcext:value-type="float">
            <text:p>0.1017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53541" calcext:value-type="float">
            <text:p>0.0535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53517" calcext:value-type="float">
            <text:p>0.0535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38708" calcext:value-type="float">
            <text:p>0.33870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90073" calcext:value-type="float">
            <text:p>0.0900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7049" calcext:value-type="float">
            <text:p>0.0470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6905" calcext:value-type="float">
            <text:p>0.046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605" calcext:value-type="float">
            <text:p>0.026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9558" calcext:value-type="float">
            <text:p>0.0095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7747" calcext:value-type="float">
            <text:p>0.0077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6648" calcext:value-type="float">
            <text:p>0.006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93295" calcext:value-type="float">
            <text:p>0.49329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4252" calcext:value-type="float">
            <text:p>0.1442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88502" calcext:value-type="float">
            <text:p>0.0885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0098" calcext:value-type="float">
            <text:p>0.0600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33333" calcext:value-type="float">
            <text:p>0.4333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25651" calcext:value-type="float">
            <text:p>0.1256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8042" calcext:value-type="float">
            <text:p>0.0780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54444" calcext:value-type="float">
            <text:p>0.05444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2788" calcext:value-type="float">
            <text:p>0.04278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4801" calcext:value-type="float">
            <text:p>0.014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1187" calcext:value-type="float">
            <text:p>0.0111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9613" calcext:value-type="float">
            <text:p>0.0096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648697" calcext:value-type="float">
            <text:p>0.64869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68519" calcext:value-type="float">
            <text:p>0.1685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103965" calcext:value-type="float">
            <text:p>0.1039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7089" calcext:value-type="float">
            <text:p>0.070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8032" calcext:value-type="float">
            <text:p>0.538032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From here on, missing values failed (reg allocation insufficient capacity)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41316" calcext:value-type="float">
            <text:p>0.1413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5998" calcext:value-type="float">
            <text:p>0.085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909" calcext:value-type="float">
            <text:p>0.0589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657072" calcext:value-type="float">
            <text:p>0.6570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84263" calcext:value-type="float">
            <text:p>0.1842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5275" calcext:value-type="float">
            <text:p>0.095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9002" calcext:value-type="float">
            <text:p>0.0690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786104" calcext:value-type="float">
            <text:p>0.7861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200467" calcext:value-type="float">
            <text:p>0.200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103576" calcext:value-type="float">
            <text:p>0.103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70138" calcext:value-type="float">
            <text:p>0.07013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932557" calcext:value-type="float">
            <text:p>0.932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914" calcext:value-type="float">
            <text:p>0.2579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1266" calcext:value-type="float">
            <text:p>0.1512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3362" calcext:value-type="float">
            <text:p>0.1133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1.086446" calcext:value-type="float">
            <text:p>1.0864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5729" calcext:value-type="float">
            <text:p>0.275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1067" calcext:value-type="float">
            <text:p>0.1610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1933" calcext:value-type="float">
            <text:p>0.12193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251007" calcext:value-type="float">
            <text:p>1.2510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731" calcext:value-type="float">
            <text:p>0.341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461" calcext:value-type="float">
            <text:p>0.17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0795" calcext:value-type="float">
            <text:p>0.130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427054" calcext:value-type="float">
            <text:p>1.4270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0621" calcext:value-type="float">
            <text:p>0.360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609" calcext:value-type="float">
            <text:p>0.18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39617" calcext:value-type="float">
            <text:p>0.1396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616136" calcext:value-type="float">
            <text:p>1.6161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1898" calcext:value-type="float">
            <text:p>0.431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6167" calcext:value-type="float">
            <text:p>0.246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48483" calcext:value-type="float">
            <text:p>0.148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817172" calcext:value-type="float">
            <text:p>1.8171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5695" calcext:value-type="float">
            <text:p>0.45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59832" calcext:value-type="float">
            <text:p>0.2598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57388" calcext:value-type="float">
            <text:p>0.15738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2.029241" calcext:value-type="float">
            <text:p>2.02924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7906" calcext:value-type="float">
            <text:p>0.5379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5559" calcext:value-type="float">
            <text:p>0.2755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1621" calcext:value-type="float">
            <text:p>0.221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252849" calcext:value-type="float">
            <text:p>2.252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449" calcext:value-type="float">
            <text:p>0.56449</text:p>
          </table:table-cell>
          <table:table-cell office:value-type="string" calcext:value-type="string">
            <text:p><text:s/></text:p>
          </table:table-cell>
          <table:table-cell/>
          <table:table-cell table:style-name="ce53" office:value-type="string" calcext:value-type="string">
            <text:p>matrix mul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89982" calcext:value-type="float">
            <text:p>0.28998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pi1</text:p>
          </table:table-cell>
          <table:table-cell office:value-type="float" office:value="0.005854" calcext:value-type="float">
            <text:p>0.005854</text:p>
          </table:table-cell>
          <table:table-cell office:value-type="float" office:value="0.006329" calcext:value-type="float">
            <text:p>0.006329</text:p>
          </table:table-cell>
          <table:table-cell office:value-type="float" office:value="0.006731" calcext:value-type="float">
            <text:p>0.006731</text:p>
          </table:table-cell>
          <table:table-cell office:value-type="float" office:value="0.007711" calcext:value-type="float">
            <text:p>0.007711</text:p>
          </table:table-cell>
          <table:table-cell office:value-type="float" office:value="0.008032" calcext:value-type="float">
            <text:p>0.008032</text:p>
          </table:table-cell>
          <table:table-cell office:value-type="float" office:value="0.008537" calcext:value-type="float">
            <text:p>0.008537</text:p>
          </table:table-cell>
          <table:table-cell office:value-type="float" office:value="0.009337" calcext:value-type="float">
            <text:p>0.009337</text:p>
          </table:table-cell>
          <table:table-cell office:value-type="float" office:value="0.010306" calcext:value-type="float">
            <text:p>0.010306</text:p>
          </table:table-cell>
          <table:table-cell office:value-type="float" office:value="0.011167" calcext:value-type="float">
            <text:p>0.011167</text:p>
          </table:table-cell>
          <table:table-cell office:value-type="float" office:value="0.013397" calcext:value-type="float">
            <text:p>0.013397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4097" calcext:value-type="float">
            <text:p>0.2340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2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491299" calcext:value-type="float">
            <text:p>2.491299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pi3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.004621" calcext:value-type="float">
            <text:p>0.004621</text:p>
          </table:table-cell>
          <table:table-cell office:value-type="float" office:value="0.004977" calcext:value-type="float">
            <text:p>0.004977</text:p>
          </table:table-cell>
          <table:table-cell office:value-type="float" office:value="0.005453" calcext:value-type="float">
            <text:p>0.005453</text:p>
          </table:table-cell>
          <table:table-cell office:value-type="float" office:value="0.007625" calcext:value-type="float">
            <text:p>0.00762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365" calcext:value-type="float">
            <text:p>0.6536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</text:p>
          </table:table-cell>
          <table:table-cell office:value-type="float" office:value="0.003428" calcext:value-type="float">
            <text:p>0.003428</text:p>
          </table:table-cell>
          <table:table-cell/>
          <table:table-cell office:value-type="float" office:value="0.003521" calcext:value-type="float">
            <text:p>0.003521</text:p>
          </table:table-cell>
          <table:table-cell/>
          <table:table-cell office:value-type="float" office:value="0.004315" calcext:value-type="float">
            <text:p>0.004315</text:p>
          </table:table-cell>
          <table:table-cell/>
          <table:table-cell office:value-type="float" office:value="0.004609" calcext:value-type="float">
            <text:p>0.004609</text:p>
          </table:table-cell>
          <table:table-cell/>
          <table:table-cell office:value-type="float" office:value="0.006737" calcext:value-type="float">
            <text:p>0.006737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5265" calcext:value-type="float">
            <text:p>0.3652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3718" calcext:value-type="float">
            <text:p>0.2437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string" calcext:value-type="string">
            <text:p>7f53a89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487" calcext:value-type="float">
            <text:p>0.00248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322" calcext:value-type="float">
            <text:p>0.0023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417" calcext:value-type="float">
            <text:p>0.0024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477" calcext:value-type="float">
            <text:p>0.0024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94" calcext:value-type="float">
            <text:p>0.00319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3" calcext:value-type="float">
            <text:p>0.0029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07" calcext:value-type="float">
            <text:p>0.0030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063" calcext:value-type="float">
            <text:p>0.0030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902" calcext:value-type="float">
            <text:p>0.00290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649" calcext:value-type="float">
            <text:p>0.002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701" calcext:value-type="float">
            <text:p>0.0027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753" calcext:value-type="float">
            <text:p>0.0027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3353" calcext:value-type="float">
            <text:p>0.00335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2513" calcext:value-type="float">
            <text:p>0.0025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257" calcext:value-type="float">
            <text:p>0.00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2679" calcext:value-type="float">
            <text:p>0.0026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0032" calcext:value-type="float">
            <text:p>0.0100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83" calcext:value-type="float">
            <text:p>0.004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848" calcext:value-type="float">
            <text:p>0.00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905" calcext:value-type="float">
            <text:p>0.004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89" calcext:value-type="float">
            <text:p>0.008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254" calcext:value-type="float">
            <text:p>0.0042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292" calcext:value-type="float">
            <text:p>0.004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351" calcext:value-type="float">
            <text:p>0.0043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574" calcext:value-type="float">
            <text:p>0.0045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018" calcext:value-type="float">
            <text:p>0.0030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2717" calcext:value-type="float">
            <text:p>0.00271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nline floa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2754" calcext:value-type="float">
            <text:p>0.00275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pi1</text:p>
          </table:table-cell>
          <table:table-cell office:value-type="float" office:value="0.006209" calcext:value-type="float">
            <text:p>0.006209</text:p>
          </table:table-cell>
          <table:table-cell office:value-type="float" office:value="0.008314" calcext:value-type="float">
            <text:p>0.008314</text:p>
          </table:table-cell>
          <table:table-cell office:value-type="float" office:value="0.010069" calcext:value-type="float">
            <text:p>0.010069</text:p>
          </table:table-cell>
          <table:table-cell office:value-type="float" office:value="0.011528" calcext:value-type="float">
            <text:p>0.011528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0.016279" calcext:value-type="float">
            <text:p>0.016279</text:p>
          </table:table-cell>
          <table:table-cell office:value-type="float" office:value="0.03483" calcext:value-type="float">
            <text:p>0.03483</text:p>
          </table:table-cell>
          <table:table-cell office:value-type="float" office:value="0.038595" calcext:value-type="float">
            <text:p>0.038595</text:p>
          </table:table-cell>
          <table:table-cell office:value-type="float" office:value="0.043437" calcext:value-type="float">
            <text:p>0.043437</text:p>
          </table:table-cell>
          <table:table-cell office:value-type="float" office:value="0.047916" calcext:value-type="float">
            <text:p>0.047916</text:p>
          </table:table-cell>
          <table:table-cell office:value-type="float" office:value="0.052428" calcext:value-type="float">
            <text:p>0.052428</text:p>
          </table:table-cell>
          <table:table-cell office:value-type="float" office:value="0.056623" calcext:value-type="float">
            <text:p>0.056623</text:p>
          </table:table-cell>
          <table:table-cell office:value-type="float" office:value="0.089863" calcext:value-type="float">
            <text:p>0.089863</text:p>
          </table:table-cell>
          <table:table-cell office:value-type="float" office:value="0.09469" calcext:value-type="float">
            <text:p>0.09469</text:p>
          </table:table-cell>
          <table:table-cell office:value-type="float" office:value="0.101911" calcext:value-type="float">
            <text:p>0.101911</text:p>
          </table:table-cell>
          <table:table-cell office:value-type="float" office:value="0.109103" calcext:value-type="float">
            <text:p>0.109103</text:p>
          </table:table-cell>
          <table:table-cell office:value-type="float" office:value="0.115419" calcext:value-type="float">
            <text:p>0.115419</text:p>
          </table:table-cell>
          <table:table-cell office:value-type="float" office:value="0.134602" calcext:value-type="float">
            <text:p>0.134602</text:p>
          </table:table-cell>
          <table:table-cell office:value-type="float" office:value="0.170062" calcext:value-type="float">
            <text:p>0.170062</text:p>
          </table:table-cell>
          <table:table-cell office:value-type="float" office:value="0.177448" calcext:value-type="float">
            <text:p>0.177448</text:p>
          </table:table-cell>
          <table:table-cell office:value-type="float" office:value="0.186684" calcext:value-type="float">
            <text:p>0.186684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pi2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office:value-type="float" office:value="0.069002" calcext:value-type="float">
            <text:p>0.069002</text:p>
          </table:table-cell>
          <table:table-cell office:value-type="float" office:value="0.070138" calcext:value-type="float">
            <text:p>0.070138</text:p>
          </table:table-cell>
          <table:table-cell office:value-type="float" office:value="0.113362" calcext:value-type="float">
            <text:p>0.113362</text:p>
          </table:table-cell>
          <table:table-cell office:value-type="float" office:value="0.121933" calcext:value-type="float">
            <text:p>0.121933</text:p>
          </table:table-cell>
          <table:table-cell office:value-type="float" office:value="0.130795" calcext:value-type="float">
            <text:p>0.130795</text:p>
          </table:table-cell>
          <table:table-cell office:value-type="float" office:value="0.139617" calcext:value-type="float">
            <text:p>0.139617</text:p>
          </table:table-cell>
          <table:table-cell office:value-type="float" office:value="0.148483" calcext:value-type="float">
            <text:p>0.148483</text:p>
          </table:table-cell>
          <table:table-cell office:value-type="float" office:value="0.157388" calcext:value-type="float">
            <text:p>0.157388</text:p>
          </table:table-cell>
          <table:table-cell office:value-type="float" office:value="0.221621" calcext:value-type="float">
            <text:p>0.221621</text:p>
          </table:table-cell>
          <table:table-cell office:value-type="float" office:value="0.234097" calcext:value-type="float">
            <text:p>0.234097</text:p>
          </table:table-cell>
          <table:table-cell office:value-type="float" office:value="0.243718" calcext:value-type="float">
            <text:p>0.243718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056" calcext:value-type="float">
            <text:p>0.0100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3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04351" calcext:value-type="float">
            <text:p>0.004351</text:p>
          </table:table-cell>
          <table:table-cell office:value-type="float" office:value="0.006419" calcext:value-type="float">
            <text:p>0.006419</text:p>
          </table:table-cell>
          <table:table-cell office:value-type="float" office:value="0.007146" calcext:value-type="float">
            <text:p>0.007146</text:p>
          </table:table-cell>
          <table:table-cell office:value-type="float" office:value="0.008835" calcext:value-type="float">
            <text:p>0.008835</text:p>
          </table:table-cell>
          <table:table-cell office:value-type="float" office:value="0.012222" calcext:value-type="float">
            <text:p>0.012222</text:p>
          </table:table-cell>
          <table:table-cell office:value-type="float" office:value="0.034048" calcext:value-type="float">
            <text:p>0.034048</text:p>
          </table:table-cell>
          <table:table-cell office:value-type="float" office:value="0.03827" calcext:value-type="float">
            <text:p>0.03827</text:p>
          </table:table-cell>
          <table:table-cell office:value-type="float" office:value="0.043657" calcext:value-type="float">
            <text:p>0.043657</text:p>
          </table:table-cell>
          <table:table-cell office:value-type="float" office:value="0.060283" calcext:value-type="float">
            <text:p>0.060283</text:p>
          </table:table-cell>
          <table:table-cell office:value-type="float" office:value="0.066079" calcext:value-type="float">
            <text:p>0.066079</text:p>
          </table:table-cell>
          <table:table-cell office:value-type="float" office:value="0.057862" calcext:value-type="float">
            <text:p>0.057862</text:p>
          </table:table-cell>
          <table:table-cell office:value-type="float" office:value="0.114961" calcext:value-type="float">
            <text:p>0.114961</text:p>
          </table:table-cell>
          <table:table-cell office:value-type="float" office:value="0.124308" calcext:value-type="float">
            <text:p>0.124308</text:p>
          </table:table-cell>
          <table:table-cell office:value-type="float" office:value="0.133582" calcext:value-type="float">
            <text:p>0.133582</text:p>
          </table:table-cell>
          <table:table-cell office:value-type="float" office:value="0.142299" calcext:value-type="float">
            <text:p>0.142299</text:p>
          </table:table-cell>
          <table:table-cell office:value-type="float" office:value="0.151706" calcext:value-type="float">
            <text:p>0.151706</text:p>
          </table:table-cell>
          <table:table-cell office:value-type="float" office:value="0.160021" calcext:value-type="float">
            <text:p>0.160021</text:p>
          </table:table-cell>
          <table:table-cell office:value-type="float" office:value="0.224211" calcext:value-type="float">
            <text:p>0.224211</text:p>
          </table:table-cell>
          <table:table-cell office:value-type="float" office:value="0.236045" calcext:value-type="float">
            <text:p>0.236045</text:p>
          </table:table-cell>
          <table:table-cell office:value-type="float" office:value="0.247366" calcext:value-type="float">
            <text:p>0.247366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665" calcext:value-type="float">
            <text:p>0.00666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</text:p>
          </table:table-cell>
          <table:table-cell office:value-type="float" office:value="0.003499" calcext:value-type="float">
            <text:p>0.003499</text:p>
          </table:table-cell>
          <table:table-cell/>
          <table:table-cell office:value-type="float" office:value="0.00368" calcext:value-type="float">
            <text:p>0.00368</text:p>
          </table:table-cell>
          <table:table-cell/>
          <table:table-cell office:value-type="float" office:value="0.004912" calcext:value-type="float">
            <text:p>0.004912</text:p>
          </table:table-cell>
          <table:table-cell/>
          <table:table-cell office:value-type="float" office:value="0.006071" calcext:value-type="float">
            <text:p>0.006071</text:p>
          </table:table-cell>
          <table:table-cell/>
          <table:table-cell office:value-type="float" office:value="0.008499" calcext:value-type="float">
            <text:p>0.008499</text:p>
          </table:table-cell>
          <table:table-cell/>
          <table:table-cell office:value-type="float" office:value="0.009589" calcext:value-type="float">
            <text:p>0.009589</text:p>
          </table:table-cell>
          <table:table-cell/>
          <table:table-cell office:value-type="float" office:value="0.013167" calcext:value-type="float">
            <text:p>0.013167</text:p>
          </table:table-cell>
          <table:table-cell/>
          <table:table-cell office:value-type="float" office:value="0.017471" calcext:value-type="float">
            <text:p>0.017471</text:p>
          </table:table-cell>
          <table:table-cell/>
          <table:table-cell office:value-type="float" office:value="0.019331" calcext:value-type="float">
            <text:p>0.019331</text:p>
          </table:table-cell>
          <table:table-cell/>
          <table:table-cell office:value-type="float" office:value="0.021194" calcext:value-type="float">
            <text:p>0.021194</text:p>
          </table:table-cell>
          <table:table-cell/>
          <table:table-cell office:value-type="float" office:value="0.026998" calcext:value-type="float">
            <text:p>0.026998</text:p>
          </table:table-cell>
          <table:table-cell/>
          <table:table-cell office:value-type="float" office:value="0.029371" calcext:value-type="float">
            <text:p>0.029371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02" calcext:value-type="float">
            <text:p>0.0067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19717" calcext:value-type="float">
            <text:p>0.01971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8902" calcext:value-type="float">
            <text:p>0.0089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5896" calcext:value-type="float">
            <text:p>0.0058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419" calcext:value-type="float">
            <text:p>0.006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6182" calcext:value-type="float">
            <text:p>0.0061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349" calcext:value-type="float">
            <text:p>0.003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0172" calcext:value-type="float">
            <text:p>0.04017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2949" calcext:value-type="float">
            <text:p>0.0129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01" calcext:value-type="float">
            <text:p>0.00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53" calcext:value-type="float">
            <text:p>0.008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354" calcext:value-type="float">
            <text:p>0.03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1441" calcext:value-type="float">
            <text:p>0.0114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1" calcext:value-type="float">
            <text:p>0.0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146" calcext:value-type="float">
            <text:p>0.007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8183" calcext:value-type="float">
            <text:p>0.00818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4782" calcext:value-type="float">
            <text:p>0.0047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364" calcext:value-type="float">
            <text:p>0.00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146" calcext:value-type="float">
            <text:p>0.003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374" calcext:value-type="float">
            <text:p>0.0637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2403" calcext:value-type="float">
            <text:p>0.0224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6224" calcext:value-type="float">
            <text:p>0.0162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036" calcext:value-type="float">
            <text:p>0.0100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56133" calcext:value-type="float">
            <text:p>0.0561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19728" calcext:value-type="float">
            <text:p>0.0197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4278" calcext:value-type="float">
            <text:p>0.014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835" calcext:value-type="float">
            <text:p>0.0088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0524" calcext:value-type="float">
            <text:p>0.0105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45" calcext:value-type="float">
            <text:p>0.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033" calcext:value-type="float">
            <text:p>0.0040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3509" calcext:value-type="float">
            <text:p>0.0035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6785" calcext:value-type="float">
            <text:p>0.13678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855" calcext:value-type="float">
            <text:p>0.0378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603" calcext:value-type="float">
            <text:p>0.0266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835" calcext:value-type="float">
            <text:p>0.0148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10236" calcext:value-type="float">
            <text:p>0.1102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0796" calcext:value-type="float">
            <text:p>0.0307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1873" calcext:value-type="float">
            <text:p>0.0218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2222" calcext:value-type="float">
            <text:p>0.012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3305" calcext:value-type="float">
            <text:p>0.0133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5545" calcext:value-type="float">
            <text:p>0.005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19" calcext:value-type="float">
            <text:p>0.00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4621" calcext:value-type="float">
            <text:p>0.004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3967" calcext:value-type="float">
            <text:p>0.2396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3001" calcext:value-type="float">
            <text:p>0.073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8672" calcext:value-type="float">
            <text:p>0.0386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8755" calcext:value-type="float">
            <text:p>0.0387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10463" calcext:value-type="float">
            <text:p>0.2104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4895" calcext:value-type="float">
            <text:p>0.0648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3984" calcext:value-type="float">
            <text:p>0.0339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048" calcext:value-type="float">
            <text:p>0.0340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17296" calcext:value-type="float">
            <text:p>0.01729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6223" calcext:value-type="float">
            <text:p>0.0062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4698" calcext:value-type="float">
            <text:p>0.0046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4977" calcext:value-type="float">
            <text:p>0.004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16654" calcext:value-type="float">
            <text:p>0.31665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2877" calcext:value-type="float">
            <text:p>0.0828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134" calcext:value-type="float">
            <text:p>0.0441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724" calcext:value-type="float">
            <text:p>0.0437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78846" calcext:value-type="float">
            <text:p>0.2788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72854" calcext:value-type="float">
            <text:p>0.072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788" calcext:value-type="float">
            <text:p>0.0387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27" calcext:value-type="float">
            <text:p>0.0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7764" calcext:value-type="float">
            <text:p>0.0077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196" calcext:value-type="float">
            <text:p>0.0061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5453" calcext:value-type="float">
            <text:p>0.005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0475" calcext:value-type="float">
            <text:p>0.404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6203" calcext:value-type="float">
            <text:p>0.1462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90379" calcext:value-type="float">
            <text:p>0.0903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2726" calcext:value-type="float">
            <text:p>0.0627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55714" calcext:value-type="float">
            <text:p>0.3557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02759" calcext:value-type="float">
            <text:p>0.1027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4255" calcext:value-type="float">
            <text:p>0.0642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657" calcext:value-type="float">
            <text:p>0.0436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35022" calcext:value-type="float">
            <text:p>0.03502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2235" calcext:value-type="float">
            <text:p>0.012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09253" calcext:value-type="float">
            <text:p>0.0092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7625" calcext:value-type="float">
            <text:p>0.0076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2769" calcext:value-type="float">
            <text:p>0.53276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36685" calcext:value-type="float">
            <text:p>0.1366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4945" calcext:value-type="float">
            <text:p>0.0849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138" calcext:value-type="float">
            <text:p>0.0581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42006" calcext:value-type="float">
            <text:p>0.44200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13596" calcext:value-type="float">
            <text:p>0.1135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7648" calcext:value-type="float">
            <text:p>0.087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60283" calcext:value-type="float">
            <text:p>0.0602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538447" calcext:value-type="float">
            <text:p>0.53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79967" calcext:value-type="float">
            <text:p>0.1799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7149" calcext:value-type="float">
            <text:p>0.0971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6079" calcext:value-type="float">
            <text:p>0.0660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644986" calcext:value-type="float">
            <text:p>0.64498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63342" calcext:value-type="float">
            <text:p>0.1633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5658" calcext:value-type="float">
            <text:p>0.0856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7862" calcext:value-type="float">
            <text:p>0.0578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852865" calcext:value-type="float">
            <text:p>0.85286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883" calcext:value-type="float">
            <text:p>0.257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2493" calcext:value-type="float">
            <text:p>0.1524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4961" calcext:value-type="float">
            <text:p>0.1149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993009" calcext:value-type="float">
            <text:p>0.99300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8939" calcext:value-type="float">
            <text:p>0.2789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5028" calcext:value-type="float">
            <text:p>0.165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4308" calcext:value-type="float">
            <text:p>0.1243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055576" calcext:value-type="float">
            <text:p>1.0555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802" calcext:value-type="float">
            <text:p>0.3418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695" calcext:value-type="float">
            <text:p>0.17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3582" calcext:value-type="float">
            <text:p>0.13358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257204" calcext:value-type="float">
            <text:p>1.2572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1453" calcext:value-type="float">
            <text:p>0.361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8827" calcext:value-type="float">
            <text:p>0.188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42299" calcext:value-type="float">
            <text:p>0.1422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385933" calcext:value-type="float">
            <text:p>1.3859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7066" calcext:value-type="float">
            <text:p>0.4370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973" calcext:value-type="float">
            <text:p>0.249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51706" calcext:value-type="float">
            <text:p>0.15170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600839" calcext:value-type="float">
            <text:p>1.600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60104" calcext:value-type="float">
            <text:p>0.4601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63312" calcext:value-type="float">
            <text:p>0.2633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60021" calcext:value-type="float">
            <text:p>0.16002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772664" calcext:value-type="float">
            <text:p>1.77266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9292" calcext:value-type="float">
            <text:p>0.539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9461" calcext:value-type="float">
            <text:p>0.279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4211" calcext:value-type="float">
            <text:p>0.22421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088963" calcext:value-type="float">
            <text:p>2.0889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969" calcext:value-type="float">
            <text:p>0.569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93772" calcext:value-type="float">
            <text:p>0.2937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6045" calcext:value-type="float">
            <text:p>0.23604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308371" calcext:value-type="float">
            <text:p>2.308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9177" calcext:value-type="float">
            <text:p>0.6591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8131" calcext:value-type="float">
            <text:p>0.3681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7366" calcext:value-type="float">
            <text:p>0.247366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724" calcext:value-type="float">
            <text:p>0.0037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28" calcext:value-type="float">
            <text:p>0.0034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1" calcext:value-type="float">
            <text:p>0.0038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08" calcext:value-type="float">
            <text:p>0.0037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557" calcext:value-type="float">
            <text:p>0.003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99" calcext:value-type="float">
            <text:p>0.0034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902" calcext:value-type="float">
            <text:p>0.00490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21" calcext:value-type="float">
            <text:p>0.0035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6399" calcext:value-type="float">
            <text:p>0.00639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115" calcext:value-type="float">
            <text:p>0.0041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592" calcext:value-type="float">
            <text:p>0.00559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68" calcext:value-type="float">
            <text:p>0.00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7347" calcext:value-type="float">
            <text:p>0.00734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315" calcext:value-type="float">
            <text:p>0.0043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" calcext:value-type="float">
            <text:p>0.0143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028" calcext:value-type="float">
            <text:p>0.006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849" calcext:value-type="float">
            <text:p>0.010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912" calcext:value-type="float">
            <text:p>0.0049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0886" calcext:value-type="float">
            <text:p>0.01088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609" calcext:value-type="float">
            <text:p>0.004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5361" calcext:value-type="float">
            <text:p>0.02536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729" calcext:value-type="float">
            <text:p>0.006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795" calcext:value-type="float">
            <text:p>0.02079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071" calcext:value-type="float">
            <text:p>0.006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9036" calcext:value-type="float">
            <text:p>0.01903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737" calcext:value-type="float">
            <text:p>0.006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41317" calcext:value-type="float">
            <text:p>0.04131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9991" calcext:value-type="float">
            <text:p>0.0099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3952" calcext:value-type="float">
            <text:p>0.03395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8499" calcext:value-type="float">
            <text:p>0.0084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60354" calcext:value-type="float">
            <text:p>0.060354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Matrix mult: ERROR: v3d regAlloc(): register allocation failed for target instruction 120: LI ACC2 &lt;- 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1345" calcext:value-type="float">
            <text:p>0.0113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49351" calcext:value-type="float">
            <text:p>0.0493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09589" calcext:value-type="float">
            <text:p>0.00958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067822" calcext:value-type="float">
            <text:p>0.067822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Matrix mult, inline complex: ERROR: v3d regAlloc(): register allocation failed for target instruction 64: S[TMU0_S] &lt;- or(A70, A70)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13167" calcext:value-type="float">
            <text:p>0.01316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089707" calcext:value-type="float">
            <text:p>0.0897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17471" calcext:value-type="float">
            <text:p>0.017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114267" calcext:value-type="float">
            <text:p>0.11426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19331" calcext:value-type="float">
            <text:p>0.0193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142293" calcext:value-type="float">
            <text:p>0.14229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21194" calcext:value-type="float">
            <text:p>0.021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173555" calcext:value-type="float">
            <text:p>0.1735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26998" calcext:value-type="float">
            <text:p>0.02699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208061" calcext:value-type="float">
            <text:p>0.20806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29371" calcext:value-type="float">
            <text:p>0.029371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8492" calcext:value-type="float">
            <text:p>0.00849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501" calcext:value-type="float">
            <text:p>0.0055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5447" calcext:value-type="float">
            <text:p>0.0054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5854" calcext:value-type="float">
            <text:p>0.005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7241" calcext:value-type="float">
            <text:p>0.0072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6649" calcext:value-type="float">
            <text:p>0.006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956" calcext:value-type="float">
            <text:p>0.0069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7025" calcext:value-type="float">
            <text:p>0.0070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6272" calcext:value-type="float">
            <text:p>0.0062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977" calcext:value-type="float">
            <text:p>0.005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179" calcext:value-type="float">
            <text:p>0.0061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6209" calcext:value-type="float">
            <text:p>0.0062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6557" calcext:value-type="float">
            <text:p>0.0065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6225" calcext:value-type="float">
            <text:p>0.0062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329" calcext:value-type="float">
            <text:p>0.0063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5528" calcext:value-type="float">
            <text:p>0.015528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8757" calcext:value-type="float">
            <text:p>0.0087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875" calcext:value-type="float">
            <text:p>0.0088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9347" calcext:value-type="float">
            <text:p>0.0093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3816" calcext:value-type="float">
            <text:p>0.01381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7666" calcext:value-type="float">
            <text:p>0.0076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014" calcext:value-type="float">
            <text:p>0.0080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8314" calcext:value-type="float">
            <text:p>0.0083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9065" calcext:value-type="float">
            <text:p>0.00906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6857" calcext:value-type="float">
            <text:p>0.0068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723" calcext:value-type="float">
            <text:p>0.006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31" calcext:value-type="float">
            <text:p>0.006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30771" calcext:value-type="float">
            <text:p>0.03077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539" calcext:value-type="float">
            <text:p>0.015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1218" calcext:value-type="float">
            <text:p>0.011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1426" calcext:value-type="float">
            <text:p>0.0114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883" calcext:value-type="float">
            <text:p>0.02788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3471" calcext:value-type="float">
            <text:p>0.013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0039" calcext:value-type="float">
            <text:p>0.0100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0069" calcext:value-type="float">
            <text:p>0.0100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11377" calcext:value-type="float">
            <text:p>0.01137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778" calcext:value-type="float">
            <text:p>0.007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364" calcext:value-type="float">
            <text:p>0.007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711" calcext:value-type="float">
            <text:p>0.0077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52636" calcext:value-type="float">
            <text:p>0.05263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8686" calcext:value-type="float">
            <text:p>0.0186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2674" calcext:value-type="float">
            <text:p>0.0126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308" calcext:value-type="float">
            <text:p>0.01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658" calcext:value-type="float">
            <text:p>0.0465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6894" calcext:value-type="float">
            <text:p>0.0168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1157" calcext:value-type="float">
            <text:p>0.011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1528" calcext:value-type="float">
            <text:p>0.0115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4" calcext:value-type="float">
            <text:p>0.0143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9157" calcext:value-type="float">
            <text:p>0.009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8281" calcext:value-type="float">
            <text:p>0.008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032" calcext:value-type="float">
            <text:p>0.0080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81519" calcext:value-type="float">
            <text:p>0.0815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30215" calcext:value-type="float">
            <text:p>0.0302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275" calcext:value-type="float">
            <text:p>0.02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5343" calcext:value-type="float">
            <text:p>0.0153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2507" calcext:value-type="float">
            <text:p>0.0725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6402" calcext:value-type="float">
            <text:p>0.026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3592" calcext:value-type="float">
            <text:p>0.01359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7114" calcext:value-type="float">
            <text:p>0.0171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9281" calcext:value-type="float">
            <text:p>0.009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883" calcext:value-type="float">
            <text:p>0.00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8537" calcext:value-type="float">
            <text:p>0.0085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42762" calcext:value-type="float">
            <text:p>0.14276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2148" calcext:value-type="float">
            <text:p>0.0421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04" calcext:value-type="float">
            <text:p>0.0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25129" calcext:value-type="float">
            <text:p>0.0251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20596" calcext:value-type="float">
            <text:p>0.1205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5232" calcext:value-type="float">
            <text:p>0.0352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5988" calcext:value-type="float">
            <text:p>0.0259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6279" calcext:value-type="float">
            <text:p>0.01627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503" calcext:value-type="float">
            <text:p>0.02050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1099" calcext:value-type="float">
            <text:p>0.010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9898" calcext:value-type="float">
            <text:p>0.009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9337" calcext:value-type="float">
            <text:p>0.0093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2455" calcext:value-type="float">
            <text:p>0.224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0668" calcext:value-type="float">
            <text:p>0.0706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9363" calcext:value-type="float">
            <text:p>0.0393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9456" calcext:value-type="float">
            <text:p>0.0394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197851" calcext:value-type="float">
            <text:p>0.1978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2952" calcext:value-type="float">
            <text:p>0.0629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4545" calcext:value-type="float">
            <text:p>0.034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83" calcext:value-type="float">
            <text:p>0.03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4334" calcext:value-type="float">
            <text:p>0.02433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12334" calcext:value-type="float">
            <text:p>0.0123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10045" calcext:value-type="float">
            <text:p>0.01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10306" calcext:value-type="float">
            <text:p>0.0103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05493" calcext:value-type="float">
            <text:p>0.30549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5235" calcext:value-type="float">
            <text:p>0.085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824" calcext:value-type="float">
            <text:p>0.0448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813" calcext:value-type="float">
            <text:p>0.0438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5937" calcext:value-type="float">
            <text:p>0.2593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69844" calcext:value-type="float">
            <text:p>0.0698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998" calcext:value-type="float">
            <text:p>0.038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595" calcext:value-type="float">
            <text:p>0.03859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0063" calcext:value-type="float">
            <text:p>0.03006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13301" calcext:value-type="float">
            <text:p>0.0133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1567" calcext:value-type="float">
            <text:p>0.0115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11167" calcext:value-type="float">
            <text:p>0.011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75243" calcext:value-type="float">
            <text:p>0.37524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1093" calcext:value-type="float">
            <text:p>0.110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0737" calcext:value-type="float">
            <text:p>0.070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9734" calcext:value-type="float">
            <text:p>0.0497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2974" calcext:value-type="float">
            <text:p>0.3297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96954" calcext:value-type="float">
            <text:p>0.0969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2236" calcext:value-type="float">
            <text:p>0.0622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437" calcext:value-type="float">
            <text:p>0.04343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6227" calcext:value-type="float">
            <text:p>0.04622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8475" calcext:value-type="float">
            <text:p>0.0184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4848" calcext:value-type="float">
            <text:p>0.01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13397" calcext:value-type="float">
            <text:p>0.0133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92119" calcext:value-type="float">
            <text:p>0.4921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28575" calcext:value-type="float">
            <text:p>0.1285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1444" calcext:value-type="float">
            <text:p>0.0814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7056" calcext:value-type="float">
            <text:p>0.0570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09371" calcext:value-type="float">
            <text:p>0.409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06692" calcext:value-type="float">
            <text:p>0.1066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68335" calcext:value-type="float">
            <text:p>0.0683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47916" calcext:value-type="float">
            <text:p>0.04791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497839" calcext:value-type="float">
            <text:p>0.497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40439" calcext:value-type="float">
            <text:p>0.1404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75136" calcext:value-type="float">
            <text:p>0.0751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52428" calcext:value-type="float">
            <text:p>0.05242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593163" calcext:value-type="float">
            <text:p>0.5931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51986" calcext:value-type="float">
            <text:p>0.1519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218" calcext:value-type="float">
            <text:p>0.08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6623" calcext:value-type="float">
            <text:p>0.05662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705273" calcext:value-type="float">
            <text:p>0.70527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19404" calcext:value-type="float">
            <text:p>0.194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16878" calcext:value-type="float">
            <text:p>0.1168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089863" calcext:value-type="float">
            <text:p>0.08986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829632" calcext:value-type="float">
            <text:p>0.82963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08304" calcext:value-type="float">
            <text:p>0.208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24803" calcext:value-type="float">
            <text:p>0.1248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09469" calcext:value-type="float">
            <text:p>0.094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950782" calcext:value-type="float">
            <text:p>0.95078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254178" calcext:value-type="float">
            <text:p>0.2541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3476" calcext:value-type="float">
            <text:p>0.134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01911" calcext:value-type="float">
            <text:p>0.1019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077296" calcext:value-type="float">
            <text:p>1.0772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27048" calcext:value-type="float">
            <text:p>0.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43402" calcext:value-type="float">
            <text:p>0.143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09103" calcext:value-type="float">
            <text:p>0.10910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226588" calcext:value-type="float">
            <text:p>1.22658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324094" calcext:value-type="float">
            <text:p>0.324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187576" calcext:value-type="float">
            <text:p>0.187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15419" calcext:value-type="float">
            <text:p>0.11541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36979" calcext:value-type="float">
            <text:p>1.3697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341783" calcext:value-type="float">
            <text:p>0.3417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198805" calcext:value-type="float">
            <text:p>0.1988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34602" calcext:value-type="float">
            <text:p>0.13460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535814" calcext:value-type="float">
            <text:p>1.5358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405094" calcext:value-type="float">
            <text:p>0.405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09522" calcext:value-type="float">
            <text:p>0.2095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170062" calcext:value-type="float">
            <text:p>0.1700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1.733476" calcext:value-type="float">
            <text:p>1.7334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422278" calcext:value-type="float">
            <text:p>0.422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19723" calcext:value-type="float">
            <text:p>0.219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177448" calcext:value-type="float">
            <text:p>0.1774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1.888368" calcext:value-type="float">
            <text:p>1.88836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487111" calcext:value-type="float">
            <text:p>0.4871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277563" calcext:value-type="float">
            <text:p>0.2775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186684" calcext:value-type="float">
            <text:p>0.186684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style-name="ce8" office:value-type="string" calcext:value-type="string">
            <text:p>DFT compile times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08134" calcext:value-type="float">
            <text:p>0.108134</text:p>
          </table:table-cell>
          <table:table-cell office:value-type="string" calcext:value-type="string">
            <text:p>compile matrix mult</text:p>
          </table:table-cell>
          <table:table-cell/>
          <table:table-cell office:value-type="string" calcext:value-type="string">
            <text:p>Inline floa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93857" calcext:value-type="float">
            <text:p>0.093857</text:p>
          </table:table-cell>
          <table:table-cell office:value-type="string" calcext:value-type="string">
            <text:p>compile inline complex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office:value-type="float" office:value="753" calcext:value-type="float">
            <text:p>753</text:p>
          </table:table-cell>
          <table:table-cell office:value-type="float" office:value="784" calcext:value-type="float">
            <text:p>784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71671" calcext:value-type="float">
            <text:p>0.071671</text:p>
          </table:table-cell>
          <table:table-cell office:value-type="string" calcext:value-type="string">
            <text:p>compile inline float</text:p>
          </table:table-cell>
          <table:table-cell office:value-type="string" calcext:value-type="string">
            <text:p>pi4</text:p>
          </table:table-cell>
          <table:table-cell office:value-type="float" office:value="0.071671" calcext:value-type="float">
            <text:p>0.071671</text:p>
          </table:table-cell>
          <table:table-cell/>
          <table:table-cell office:value-type="float" office:value="0.251943" calcext:value-type="float">
            <text:p>0.251943</text:p>
          </table:table-cell>
          <table:table-cell/>
          <table:table-cell office:value-type="float" office:value="0.562059" calcext:value-type="float">
            <text:p>0.562059</text:p>
          </table:table-cell>
          <table:table-cell/>
          <table:table-cell office:value-type="float" office:value="1.023402" calcext:value-type="float">
            <text:p>1.023402</text:p>
          </table:table-cell>
          <table:table-cell/>
          <table:table-cell office:value-type="float" office:value="1.652271" calcext:value-type="float">
            <text:p>1.652271</text:p>
          </table:table-cell>
          <table:table-cell/>
          <table:table-cell office:value-type="float" office:value="2.500869" calcext:value-type="float">
            <text:p>2.500869</text:p>
          </table:table-cell>
          <table:table-cell/>
          <table:table-cell office:value-type="float" office:value="3.748443" calcext:value-type="float">
            <text:p>3.748443</text:p>
          </table:table-cell>
          <table:table-cell/>
          <table:table-cell office:value-type="float" office:value="5.309578" calcext:value-type="float">
            <text:p>5.309578</text:p>
          </table:table-cell>
          <table:table-cell/>
          <table:table-cell office:value-type="float" office:value="7.351509" calcext:value-type="float">
            <text:p>7.351509</text:p>
          </table:table-cell>
          <table:table-cell/>
          <table:table-cell office:value-type="float" office:value="9.894971" calcext:value-type="float">
            <text:p>9.894971</text:p>
          </table:table-cell>
          <table:table-cell/>
          <table:table-cell office:value-type="float" office:value="13.086277" calcext:value-type="float">
            <text:p>13.086277</text:p>
          </table:table-cell>
          <table:table-cell/>
          <table:table-cell office:value-type="float" office:value="16.850435" calcext:value-type="float">
            <text:p>16.850435</text:p>
          </table:table-cell>
          <table:table-cell/>
          <table:table-cell office:value-type="float" office:value="21.465481" calcext:value-type="float">
            <text:p>21.465481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345686" calcext:value-type="float">
            <text:p>0.345686</text:p>
          </table:table-cell>
          <table:table-cell office:value-type="string" calcext:value-type="string">
            <text:p>compile matrix mult</text:p>
          </table:table-cell>
          <table:table-cell office:value-type="string" calcext:value-type="string">
            <text:p>pi3</text:p>
          </table:table-cell>
          <table:table-cell office:value-type="float" office:value="0.452014" calcext:value-type="float">
            <text:p>0.452014</text:p>
          </table:table-cell>
          <table:table-cell office:value-type="float" office:value="1.524951" calcext:value-type="float">
            <text:p>1.524951</text:p>
          </table:table-cell>
          <table:table-cell office:value-type="float" office:value="3.056426" calcext:value-type="float">
            <text:p>3.056426</text:p>
          </table:table-cell>
          <table:table-cell office:value-type="float" office:value="5.204508" calcext:value-type="float">
            <text:p>5.204508</text:p>
          </table:table-cell>
          <table:table-cell office:value-type="float" office:value="8.006829" calcext:value-type="float">
            <text:p>8.006829</text:p>
          </table:table-cell>
          <table:table-cell office:value-type="float" office:value="11.719279" calcext:value-type="float">
            <text:p>11.719279</text:p>
          </table:table-cell>
          <table:table-cell office:value-type="float" office:value="16.237323" calcext:value-type="float">
            <text:p>16.237323</text:p>
          </table:table-cell>
          <table:table-cell office:value-type="float" office:value="21.837356" calcext:value-type="float">
            <text:p>21.837356</text:p>
          </table:table-cell>
          <table:table-cell office:value-type="float" office:value="28.609456" calcext:value-type="float">
            <text:p>28.609456</text:p>
          </table:table-cell>
          <table:table-cell office:value-type="float" office:value="36.66401" calcext:value-type="float">
            <text:p>36.66401</text:p>
          </table:table-cell>
          <table:table-cell office:value-type="float" office:value="46.134142" calcext:value-type="float">
            <text:p>46.134142</text:p>
          </table:table-cell>
          <table:table-cell office:value-type="float" office:value="56.594752" calcext:value-type="float">
            <text:p>56.594752</text:p>
          </table:table-cell>
          <table:table-cell office:value-type="float" office:value="69.179324" calcext:value-type="float">
            <text:p>69.179324</text:p>
          </table:table-cell>
          <table:table-cell office:value-type="float" office:value="83.576478" calcext:value-type="float">
            <text:p>83.576478</text:p>
          </table:table-cell>
          <table:table-cell office:value-type="float" office:value="99.942624" calcext:value-type="float">
            <text:p>99.942624</text:p>
          </table:table-cell>
          <table:table-cell office:value-type="float" office:value="118.398273" calcext:value-type="float">
            <text:p>118.398273</text:p>
          </table:table-cell>
          <table:table-cell office:value-type="float" office:value="139.108634" calcext:value-type="float">
            <text:p>139.108634</text:p>
          </table:table-cell>
          <table:table-cell office:value-type="float" office:value="162.249476" calcext:value-type="float">
            <text:p>162.249476</text:p>
          </table:table-cell>
          <table:table-cell office:value-type="float" office:value="187.951824" calcext:value-type="float">
            <text:p>187.951824</text:p>
          </table:table-cell>
          <table:table-cell office:value-type="float" office:value="216.437811" calcext:value-type="float">
            <text:p>216.437811</text:p>
          </table:table-cell>
          <table:table-cell office:value-type="float" office:value="247.852676" calcext:value-type="float">
            <text:p>247.852676</text:p>
          </table:table-cell>
          <table:table-cell office:value-type="float" office:value="282.01021" calcext:value-type="float">
            <text:p>282.01021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48047" calcext:value-type="float">
            <text:p>0.4804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251943" calcext:value-type="float">
            <text:p>0.25194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860496" calcext:value-type="float">
            <text:p>0.86049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359903" calcext:value-type="float">
            <text:p>1.35990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562059" calcext:value-type="float">
            <text:p>0.56205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790762" calcext:value-type="float">
            <text:p>1.79076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3.027426" calcext:value-type="float">
            <text:p>3.02742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023402" calcext:value-type="float">
            <text:p>1.02340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263643" calcext:value-type="float">
            <text:p>3.2636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5.662536" calcext:value-type="float">
            <text:p>5.6625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1.652271" calcext:value-type="float">
            <text:p>1.6522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406821" calcext:value-type="float">
            <text:p>5.406821</text:p>
          </table:table-cell>
          <table:table-cell office:value-type="string" calcext:value-type="string">
            <text:p>compile matrix mult</text:p>
          </table:table-cell>
          <table:table-cell office:value-type="string" calcext:value-type="string">
            <text:p>Starts fail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9.736214" calcext:value-type="float">
            <text:p>9.73621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2.500869" calcext:value-type="float">
            <text:p>2.50086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8.667704" calcext:value-type="float">
            <text:p>8.6677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5.647603" calcext:value-type="float">
            <text:p>15.647603</text:p>
          </table:table-cell>
          <table:table-cell office:value-type="string" calcext:value-type="string">
            <text:p>compile inline complex</text:p>
          </table:table-cell>
          <table:table-cell office:value-type="string" calcext:value-type="string">
            <text:p>Starts fail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3.748443" calcext:value-type="float">
            <text:p>3.74844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2.985531" calcext:value-type="float">
            <text:p>12.9855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23.937595" calcext:value-type="float">
            <text:p>23.93759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5.309578" calcext:value-type="float">
            <text:p>5.3095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8.881884" calcext:value-type="float">
            <text:p>18.88188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35.309483" calcext:value-type="float">
            <text:p>35.30948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7.351509" calcext:value-type="float">
            <text:p>7.35150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26.450355" calcext:value-type="float">
            <text:p>26.4503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50.017798" calcext:value-type="float">
            <text:p>50.01779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9.894971" calcext:value-type="float">
            <text:p>9.8949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36.184723" calcext:value-type="float">
            <text:p>36.18472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69.241789" calcext:value-type="float">
            <text:p>69.24178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3.086277" calcext:value-type="float">
            <text:p>13.08627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48.388291" calcext:value-type="float">
            <text:p>48.38829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92.834711" calcext:value-type="float">
            <text:p>92.83471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6.850435" calcext:value-type="float">
            <text:p>16.85043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63.087558" calcext:value-type="float">
            <text:p>63.0875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123.380086" calcext:value-type="float">
            <text:p>123.38008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21.465481" calcext:value-type="float">
            <text:p>21.46548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56243" calcext:value-type="float">
            <text:p>0.2562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603181" calcext:value-type="float">
            <text:p>0.60318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452014" calcext:value-type="float">
            <text:p>0.45201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0.500864" calcext:value-type="float">
            <text:p>0.50086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2.424599" calcext:value-type="float">
            <text:p>2.42459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.524951" calcext:value-type="float">
            <text:p>1.524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85607" calcext:value-type="float">
            <text:p>0.88560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5.577731" calcext:value-type="float">
            <text:p>5.57773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3.056426" calcext:value-type="float">
            <text:p>3.05642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.443855" calcext:value-type="float">
            <text:p>1.4438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0.533942" calcext:value-type="float">
            <text:p>10.53394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5.204508" calcext:value-type="float">
            <text:p>5.20450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2.211022" calcext:value-type="float">
            <text:p>2.2110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7.728735" calcext:value-type="float">
            <text:p>17.72873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8.006829" calcext:value-type="float">
            <text:p>8.00682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3.230349" calcext:value-type="float">
            <text:p>3.23034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27.672593" calcext:value-type="float">
            <text:p>27.67259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1.719279" calcext:value-type="float">
            <text:p>11.7192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.563536" calcext:value-type="float">
            <text:p>4.56353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0.94717" calcext:value-type="float">
            <text:p>40.947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6.237323" calcext:value-type="float">
            <text:p>16.23732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6.255031" calcext:value-type="float">
            <text:p>6.2550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58.07439" calcext:value-type="float">
            <text:p>58.0743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21.837356" calcext:value-type="float">
            <text:p>21.8373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8.371566" calcext:value-type="float">
            <text:p>8.37156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79.65955" calcext:value-type="float">
            <text:p>79.6595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8.609456" calcext:value-type="float">
            <text:p>28.6094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.973577" calcext:value-type="float">
            <text:p>10.97357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6.464446" calcext:value-type="float">
            <text:p>106.46444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36.66401" calcext:value-type="float">
            <text:p>36.6640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4.093756" calcext:value-type="float">
            <text:p>14.09375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38.920557" calcext:value-type="float">
            <text:p>138.92055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46.134142" calcext:value-type="float">
            <text:p>46.1341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.870417" calcext:value-type="float">
            <text:p>17.8704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7.339287" calcext:value-type="float">
            <text:p>177.33928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56.594752" calcext:value-type="float">
            <text:p>56.5947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.157695" calcext:value-type="float">
            <text:p>22.15769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2.538513" calcext:value-type="float">
            <text:p>222.5385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69.179324" calcext:value-type="float">
            <text:p>69.1793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.375681" calcext:value-type="float">
            <text:p>27.37568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6.495961" calcext:value-type="float">
            <text:p>276.49596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83.576478" calcext:value-type="float">
            <text:p>83.5764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.452267" calcext:value-type="float">
            <text:p>33.45226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9.358913" calcext:value-type="float">
            <text:p>339.3589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9.942624" calcext:value-type="float">
            <text:p>99.9426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0.473809" calcext:value-type="float">
            <text:p>40.47380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11.869138" calcext:value-type="float">
            <text:p>411.86913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18.398273" calcext:value-type="float">
            <text:p>118.3982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8.540414" calcext:value-type="float">
            <text:p>48.54041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94.878709" calcext:value-type="float">
            <text:p>494.8787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39.108634" calcext:value-type="float">
            <text:p>139.10863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7.742025" calcext:value-type="float">
            <text:p>57.7420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89.414643" calcext:value-type="float">
            <text:p>589.41464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62.249476" calcext:value-type="float">
            <text:p>162.24947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8.187903" calcext:value-type="float">
            <text:p>68.18790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96.302972" calcext:value-type="float">
            <text:p>696.30297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87.951824" calcext:value-type="float">
            <text:p>187.9518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79.979221" calcext:value-type="float">
            <text:p>79.97922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816.610247" calcext:value-type="float">
            <text:p>816.61024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216.437811" calcext:value-type="float">
            <text:p>216.43781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4.021441" calcext:value-type="float">
            <text:p>94.021441</text:p>
          </table:table-cell>
          <table:table-cell table:style-name="Default"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56.073152" calcext:value-type="float">
            <text:p>956.073152</text:p>
          </table:table-cell>
          <table:table-cell table:style-name="Default"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47.852676" calcext:value-type="float">
            <text:p>247.852676</text:p>
          </table:table-cell>
          <table:table-cell table:style-name="Default"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08.054925" calcext:value-type="float">
            <text:p>108.054925</text:p>
          </table:table-cell>
          <table:table-cell table:style-name="Default"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101.697933" calcext:value-type="float">
            <text:p>1101.69793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282.01021" calcext:value-type="float">
            <text:p>282.0102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number-rows-repeated="10477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sues" table:style-name="ta1">
        <office:forms form:automatic-focus="false" form:apply-design-mode="false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5" office:value-type="string" calcext:value-type="string">
            <text:p>Cmdline:</text:p>
          </table:table-cell>
          <table:table-cell office:value-type="string" calcext:value-type="string">
            <text:p>sudo ./obj/qpu-debug/bin/Matrix -read=prefetch -d= -n=</text:p>
          </table:table-cell>
          <table:table-cell table:number-columns-repeated="1022"/>
        </table:table-row>
        <table:table-row table:style-name="ro1">
          <table:table-cell table:style-name="ce45"/>
          <table:table-cell table:number-columns-repeated="1023"/>
        </table:table-row>
        <table:table-row table:style-name="ro1">
          <table:table-cell table:style-name="ce45" office:value-type="string" calcext:value-type="string">
            <text:p>Empty values:</text:p>
          </table:table-cell>
          <table:table-cell office:value-type="string" calcext:value-type="string">
            <text:p>Failed to invoke kernel on QP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2" office:value-type="string" calcext:value-type="string">
            <text:p>-read=</text:p>
          </table:table-cell>
          <table:table-cell table:style-name="ce36" office:value-type="string" calcext:value-type="string">
            <text:p>-d=</text:p>
          </table:table-cell>
          <table:table-cell table:style-name="ce36" office:value-type="string" calcext:value-type="string">
            <text:p>-n=</text:p>
          </table:table-cell>
          <table:table-cell table:number-columns-repeated="1017"/>
        </table:table-row>
        <table:table-row table:style-name="ro1">
          <table:table-cell table:style-name="ce31" table:number-columns-repeated="4"/>
          <table:table-cell table:style-name="ce33" table:number-columns-repeated="2"/>
          <table:table-cell table:style-name="ce38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1" table:number-columns-repeated="1006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table:style-name="ce42" office:value-type="string" calcext:value-type="string">
            <text:p>40b92f8</text:p>
          </table:table-cell>
          <table:table-cell table:style-name="ce42" office:value-type="string" calcext:value-type="string">
            <text:p>rianne</text:p>
          </table:table-cell>
          <table:table-cell table:style-name="ce42" office:value-type="string" calcext:value-type="string">
            <text:p>pi3</text:p>
          </table:table-cell>
          <table:table-cell table:style-name="ce34" office:value-type="string" calcext:value-type="string">
            <text:p>prefetch</text:p>
          </table:table-cell>
          <table:table-cell table:style-name="ce37" office:value-type="float" office:value="512" calcext:value-type="float">
            <text:p>512</text:p>
          </table:table-cell>
          <table:table-cell table:style-name="ce35" office:value-type="float" office:value="1.283916" calcext:value-type="float">
            <text:p>1.283916</text:p>
          </table:table-cell>
          <table:table-cell office:value-type="float" office:value="0.944101" calcext:value-type="float">
            <text:p>0.944101</text:p>
          </table:table-cell>
          <table:table-cell/>
          <table:table-cell office:value-type="float" office:value="0.472496" calcext:value-type="float">
            <text:p>0.472496</text:p>
          </table:table-cell>
          <table:table-cell table:number-columns-repeated="3"/>
          <table:table-cell office:value-type="float" office:value="0.243976" calcext:value-type="float">
            <text:p>0.243976</text:p>
          </table:table-cell>
          <table:table-cell table:number-columns-repeated="1010"/>
        </table:table-row>
        <table:table-row table:style-name="ro1">
          <table:table-cell/>
          <table:table-cell table:style-name="ce42" table:number-columns-repeated="3"/>
          <table:table-cell table:style-name="ce34" office:value-type="string" calcext:value-type="string">
            <text:p>default</text:p>
          </table:table-cell>
          <table:table-cell table:style-name="ce37"/>
          <table:table-cell table:style-name="ce35" office:value-type="float" office:value="7.685636" calcext:value-type="float">
            <text:p>7.685636</text:p>
          </table:table-cell>
          <table:table-cell office:value-type="float" office:value="5.372833" calcext:value-type="float">
            <text:p>5.372833</text:p>
          </table:table-cell>
          <table:table-cell office:value-type="float" office:value="5.302814" calcext:value-type="float">
            <text:p>5.302814</text:p>
          </table:table-cell>
          <table:table-cell office:value-type="float" office:value="5.281491" calcext:value-type="float">
            <text:p>5.281491</text:p>
          </table:table-cell>
          <table:table-cell office:value-type="float" office:value="5.31088" calcext:value-type="float">
            <text:p>5.31088</text:p>
          </table:table-cell>
          <table:table-cell office:value-type="float" office:value="5.321835" calcext:value-type="float">
            <text:p>5.321835</text:p>
          </table:table-cell>
          <table:table-cell/>
          <table:table-cell office:value-type="float" office:value="5.31766" calcext:value-type="float">
            <text:p>5.31766</text:p>
          </table:table-cell>
          <table:table-cell office:value-type="float" office:value="5.321009" calcext:value-type="float">
            <text:p>5.321009</text:p>
          </table:table-cell>
          <table:table-cell table:number-columns-repeated="2"/>
          <table:table-cell office:value-type="float" office:value="5.348452" calcext:value-type="float">
            <text:p>5.348452</text:p>
          </table:table-cell>
          <table:table-cell table:number-columns-repeated="1006"/>
        </table:table-row>
        <table:table-row table:style-name="ro1">
          <table:table-cell/>
          <table:table-cell table:style-name="ce42" table:number-columns-repeated="3"/>
          <table:table-cell table:style-name="ce34" office:value-type="string" calcext:value-type="string">
            <text:p>tmu</text:p>
          </table:table-cell>
          <table:table-cell table:style-name="ce37"/>
          <table:table-cell table:style-name="ce35" office:value-type="float" office:value="3.737733" calcext:value-type="float">
            <text:p>3.737733</text:p>
          </table:table-cell>
          <table:table-cell office:value-type="float" office:value="1.870399" calcext:value-type="float">
            <text:p>1.870399</text:p>
          </table:table-cell>
          <table:table-cell office:value-type="float" office:value="1.248937" calcext:value-type="float">
            <text:p>1.248937</text:p>
          </table:table-cell>
          <table:table-cell office:value-type="float" office:value="0.935308" calcext:value-type="float">
            <text:p>0.935308</text:p>
          </table:table-cell>
          <table:table-cell table:number-columns-repeated="3"/>
          <table:table-cell office:value-type="float" office:value="0.475694" calcext:value-type="float">
            <text:p>0.475694</text:p>
          </table:table-cell>
          <table:table-cell office:value-type="float" office:value="0.423856" calcext:value-type="float">
            <text:p>0.423856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4" office:value-type="string" calcext:value-type="string">
            <text:p>prefetch</text:p>
          </table:table-cell>
          <table:table-cell table:style-name="ce35" office:value-type="float" office:value="576" calcext:value-type="float">
            <text:p>576</text:p>
          </table:table-cell>
          <table:table-cell table:style-name="ce35" office:value-type="float" office:value="1.782654" calcext:value-type="float">
            <text:p>1.782654</text:p>
          </table:table-cell>
          <table:table-cell office:value-type="float" office:value="1.323425" calcext:value-type="float">
            <text:p>1.323425</text:p>
          </table:table-cell>
          <table:table-cell office:value-type="float" office:value="0.872337" calcext:value-type="float">
            <text:p>0.872337</text:p>
          </table:table-cell>
          <table:table-cell office:value-type="float" office:value="0.662074" calcext:value-type="float">
            <text:p>0.662074</text:p>
          </table:table-cell>
          <table:table-cell/>
          <table:table-cell office:value-type="float" office:value="0.457605" calcext:value-type="float">
            <text:p>0.457605</text:p>
          </table:table-cell>
          <table:table-cell/>
          <table:table-cell office:value-type="float" office:value="0.342062" calcext:value-type="float">
            <text:p>0.342062</text:p>
          </table:table-cell>
          <table:table-cell office:value-type="float" office:value="0.301937" calcext:value-type="float">
            <text:p>0.301937</text:p>
          </table:table-cell>
          <table:table-cell table:number-columns-repeated="2"/>
          <table:table-cell office:value-type="float" office:value="0.228797" calcext:value-type="float">
            <text:p>0.228797</text:p>
          </table:table-cell>
          <table:table-cell table:number-columns-repeated="1006"/>
        </table:table-row>
        <table:table-row table:style-name="ro1">
          <table:table-cell office:value-type="float" office:value="20210329" calcext:value-type="float">
            <text:p>20210329</text:p>
          </table:table-cell>
          <table:table-cell office:value-type="string" calcext:value-type="string">
            <text:p>30d2e09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1</text:p>
          </table:table-cell>
          <table:table-cell table:style-name="ce35" table:number-columns-repeated="3"/>
          <table:table-cell table:number-columns-repeated="1017"/>
        </table:table-row>
        <table:table-row table:style-name="ro1" table:number-rows-repeated="9">
          <table:table-cell table:number-columns-repeated="4"/>
          <table:table-cell table:style-name="ce35" table:number-columns-repeated="3"/>
          <table:table-cell table:number-columns-repeated="1017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42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1" calcext:value-type="float">
            <text:p>0.00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09" calcext:value-type="float">
            <text:p>0.000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212" calcext:value-type="float">
            <text:p>0.000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335" calcext:value-type="float">
            <text:p>0.000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26" calcext:value-type="float">
            <text:p>0.000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48" calcext:value-type="float">
            <text:p>0.0004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46" calcext:value-type="float">
            <text:p>0.0001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425" calcext:value-type="float">
            <text:p>0.000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4" calcext:value-type="float">
            <text:p>0.00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35" calcext:value-type="float">
            <text:p>0.0005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74" calcext:value-type="float">
            <text:p>0.0001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1187" calcext:value-type="float">
            <text:p>0.001187</text:p>
          </table:table-cell>
          <table:table-cell office:value-type="float" office:value="0.001166" calcext:value-type="float">
            <text:p>0.001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39" calcext:value-type="float">
            <text:p>0.0003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01011" calcext:value-type="float">
            <text:p>0.00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62" calcext:value-type="float">
            <text:p>0.000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0803" calcext:value-type="float">
            <text:p>0.0008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198" calcext:value-type="float">
            <text:p>0.000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2187" calcext:value-type="float">
            <text:p>0.002187</text:p>
          </table:table-cell>
          <table:table-cell office:value-type="float" office:value="0.002166" calcext:value-type="float">
            <text:p>0.002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426" calcext:value-type="float">
            <text:p>0.0004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01968" calcext:value-type="float">
            <text:p>0.0019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361" calcext:value-type="float">
            <text:p>0.000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167" calcext:value-type="float">
            <text:p>0.001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28" calcext:value-type="float">
            <text:p>0.000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623" calcext:value-type="float">
            <text:p>0.0036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78" calcext:value-type="float">
            <text:p>0.0006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256" calcext:value-type="float">
            <text:p>0.003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616" calcext:value-type="float">
            <text:p>0.0006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5369" calcext:value-type="float">
            <text:p>0.005369</text:p>
          </table:table-cell>
          <table:table-cell office:value-type="float" office:value="0.005371" calcext:value-type="float">
            <text:p>0.0053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.000811" calcext:value-type="float">
            <text:p>0.0008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4792" calcext:value-type="float">
            <text:p>0.004792</text:p>
          </table:table-cell>
          <table:table-cell office:value-type="float" office:value="0.004798" calcext:value-type="float">
            <text:p>0.0047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729" calcext:value-type="float">
            <text:p>0.000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6691" calcext:value-type="float">
            <text:p>0.006691</text:p>
          </table:table-cell>
          <table:table-cell office:value-type="float" office:value="0.006681" calcext:value-type="float">
            <text:p>0.006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1087" calcext:value-type="float">
            <text:p>0.0010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8826" calcext:value-type="float">
            <text:p>0.008826</text:p>
          </table:table-cell>
          <table:table-cell office:value-type="float" office:value="0.008839" calcext:value-type="float">
            <text:p>0.0088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237" calcext:value-type="float">
            <text:p>0.0012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11325" calcext:value-type="float">
            <text:p>0.011325</text:p>
          </table:table-cell>
          <table:table-cell office:value-type="float" office:value="0.01132" calcext:value-type="float">
            <text:p>0.01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.001704" calcext:value-type="float">
            <text:p>0.001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14107" calcext:value-type="float">
            <text:p>0.014107</text:p>
          </table:table-cell>
          <table:table-cell office:value-type="float" office:value="0.014096" calcext:value-type="float">
            <text:p>0.01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01894" calcext:value-type="float">
            <text:p>0.001894</text:p>
          </table:table-cell>
          <table:table-cell office:value-type="float" office:value="0.001892" calcext:value-type="float">
            <text:p>0.0018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17251" calcext:value-type="float">
            <text:p>0.017251</text:p>
          </table:table-cell>
          <table:table-cell office:value-type="float" office:value="0.017255" calcext:value-type="float">
            <text:p>0.0172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02469" calcext:value-type="float">
            <text:p>0.0024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20683" calcext:value-type="float">
            <text:p>0.020683</text:p>
          </table:table-cell>
          <table:table-cell office:value-type="float" office:value="0.020692" calcext:value-type="float">
            <text:p>0.0206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697" calcext:value-type="float">
            <text:p>0.00269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42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293" calcext:value-type="float">
            <text:p>0.0002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03" calcext:value-type="float">
            <text:p>0.000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414" calcext:value-type="float">
            <text:p>0.000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table:number-columns-repeated="2"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45" calcext:value-type="float">
            <text:p>0.000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52" calcext:value-type="float">
            <text:p>0.000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406" calcext:value-type="float">
            <text:p>0.000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42" calcext:value-type="float">
            <text:p>0.000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141" calcext:value-type="float">
            <text:p>0.000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49" calcext:value-type="float">
            <text:p>0.0001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99" calcext:value-type="float">
            <text:p>0.000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27" calcext:value-type="float">
            <text:p>0.0001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34" calcext:value-type="float">
            <text:p>0.0001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.001303" calcext:value-type="float">
            <text:p>0.001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.000329" calcext:value-type="float">
            <text:p>0.000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334" calcext:value-type="float">
            <text:p>0.000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338" calcext:value-type="float">
            <text:p>0.0003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.001235" calcext:value-type="float">
            <text:p>0.001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314" calcext:value-type="float">
            <text:p>0.000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317" calcext:value-type="float">
            <text:p>0.0003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325" calcext:value-type="float">
            <text:p>0.0003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54" calcext:value-type="float">
            <text:p>0.00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7" calcext:value-type="float">
            <text:p>0.00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39" calcext:value-type="float">
            <text:p>0.000139</text:p>
          </table:table-cell>
          <table:table-cell table:number-columns-repeated="1018"/>
        </table:table-row>
      </table:table>
      <table:table table:name="Platforms" table:style-name="ta1">
        <office:forms form:automatic-focus="false" form:apply-design-mode="false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6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 table:style-name="ce45" office:value-type="string" calcext:value-type="string">
            <text:p>Scripts for data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47" office:value-type="string" calcext:value-type="string">
            <text:p>Hostname</text:p>
          </table:table-cell>
          <table:table-cell table:style-name="ce47" office:value-type="string" calcext:value-type="string">
            <text:p>Architecture</text:p>
          </table:table-cell>
          <table:table-cell table:style-name="ce47" office:value-type="string" calcext:value-type="string">
            <text:p>Model</text:p>
          </table:table-cell>
          <table:table-cell table:style-name="ce47" office:value-type="string" calcext:value-type="string">
            <text:p>Snapshot Date</text:p>
          </table:table-cell>
          <table:table-cell table:style-name="ce47" office:value-type="string" calcext:value-type="string">
            <text:p>Debian Version</text:p>
          </table:table-cell>
          <table:table-cell table:style-name="ce47" office:value-type="string" calcext:value-type="string">
            <text:p>Kernel version</text:p>
          </table:table-cell>
          <table:table-cell table:style-name="ce47" office:value-type="string" calcext:value-type="string">
            <text:p>Comments</text:p>
          </table:table-cell>
          <table:table-cell table:style-name="ce47" office:value-type="string" calcext:value-type="string">
            <text:p>uname -a</text:p>
          </table:table-cell>
          <table:table-cell table:style-name="ce47"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/>
          <table:table-cell office:value-type="string" calcext:value-type="string">
            <text:p>Linux pi1-1 5.10.7+ #1395 Mon Jan 18 16:10:39 GMT 2021 armv6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2-1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2 Model B Rev 1.1</text:p>
          </table:table-cell>
          <table:table-cell office:value-type="float" office:value="20210402" calcext:value-type="float">
            <text:p>20210402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17-v7+</text:p>
          </table:table-cell>
          <table:table-cell/>
          <table:table-cell office:value-type="string" calcext:value-type="string">
            <text:p>Linux pi2-1 5.10.17-v7+ #1403 SMP Mon Feb 22 11:29:51 GMT 2021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/>
          <table:table-cell office:value-type="string" calcext:value-type="string">
            <text:p>Linux rianne 4.19.97-v7+ #1294 SMP Thu Jan 30 13:15:58 GM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/>
          <table:table-cell office:value-type="string" calcext:value-type="string">
            <text:p>Linux pi4-3 5.4.51-v7l+ #1333 SMP Mon Aug 10 16:51:40 BS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/>
          <table:table-cell office:value-type="string" calcext:value-type="string">
            <text:p>Linux silke 5.10.5-v8+ #1392 SMP PREEMPT Sat Jan 9 18:56:30 GMT 2021 aarch64 GNU/Linux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120228" calcext:value-type="float">
            <text:p>20120228</text:p>
          </table:table-cell>
          <table:table-cell/>
          <table:table-cell office:value-type="string" calcext:value-type="string">
            <text:p>Linux 5.10.11-v8+</text:p>
          </table:table-cell>
          <table:table-cell/>
          <table:table-cell office:value-type="string" calcext:value-type="string">
            <text:p>Linux silke 5.10.11-v8+ #1399 SMP PREEMPT Thu Jan 28 12:14:03 GMT 2021 aarch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/>
          <table:table-cell office:value-type="string" calcext:value-type="string">
            <text:p>Linux olivia 4.19.0-14-amd64 #1 SMP Debian 4.19.171-2 (2021-01-30) x86_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2</text:p>
          </table:table-cell>
          <table:table-cell/>
          <table:table-cell table:style-name="ce45" office:value-type="string" calcext:value-type="string">
            <text:p>used as desktop, for reference</text:p>
          </table:table-cell>
          <table:table-cell table:number-columns-repeated="4"/>
          <table:table-cell office:value-type="string" calcext:value-type="string">
            <text:p>Linux pi4-2 5.4.72-v7l+ #1356 SMP Thu Oct 22 13:57:51 BST 2020 armv7l GNU/Linux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06:52:08.058265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4-05T05:42:12.411837266</dc:date>
    <meta:editing-duration>P15DT13H42M1S</meta:editing-duration>
    <meta:editing-cycles>100</meta:editing-cycles>
    <meta:generator>LibreOffice/6.1.5.2$Linux_ARM_EABI LibreOffice_project/10$Build-2</meta:generator>
    <meta:document-statistic meta:table-count="4" meta:cell-count="398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28:Profiles.H30" chart:data-source-has-labels="both" svg:x="0.32cm" svg:y="0.18cm" svg:width="13.63cm" svg:height="8.646cm">
          <chartooo:coordinate-region svg:x="1.418cm" svg:y="0.18cm" svg:width="12.532cm" svg:height="6.026cm"/>
          <chart:axis chart:dimension="x" chart:name="primary-x" chart:style-name="ch4" chartooo:axis-type="auto">
            <chartooo:date-scale/>
            <chart:categories table:cell-range-address="Profiles.B28:Profiles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29:Profiles.H29" chart:label-cell-address="Profiles.A29:Profiles.A29" chart:class="chart:bar">
            <chart:data-point chart:repeated="7"/>
          </chart:series>
          <chart:series chart:style-name="ch8" chart:values-cell-range-address="Profiles.B30:Profiles.H30" chart:label-cell-address="Profiles.A30:Profiles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28:Profiles.H28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2 1 QPU</text:p>
              </table:table-cell>
              <table:table-cell office:value-type="string">
                <text:p>Kernel2 4 QPUs</text:p>
              </table:table-cell>
              <table:table-cell office:value-type="string">
                <text:p>Kernel2 8 QPUs</text:p>
              </table:table-cell>
              <table:table-cell office:value-type="string">
                <text:p>Kernel2 12 QPU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29:Profiles.A29</svg:desc>
                </draw:g>
              </table:table-cell>
              <table:table-cell office:value-type="float" office:value="0.020532">
                <text:p>0.020532</text:p>
                <draw:g>
                  <svg:desc>Profiles.B29:Profiles.H29</svg:desc>
                </draw:g>
              </table:table-cell>
              <table:table-cell office:value-type="float" office:value="0.032531">
                <text:p>0.032531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367">
                <text:p>0.013367</text:p>
              </table:table-cell>
              <table:table-cell office:value-type="float" office:value="0.013368">
                <text:p>0.013368</text:p>
              </table:table-cell>
              <table:table-cell office:value-type="float" office:value="0.013386">
                <text:p>0.01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-64</text:p>
                <draw:g>
                  <svg:desc>Profiles.A30:Profiles.A30</svg:desc>
                </draw:g>
              </table:table-cell>
              <table:table-cell office:value-type="float" office:value="0.008814">
                <text:p>0.008814</text:p>
                <draw:g>
                  <svg:desc>Profiles.B30:Profiles.H30</svg:desc>
                </draw:g>
              </table:table-cell>
              <table:table-cell office:value-type="float" office:value="0.008867">
                <text:p>0.008867</text:p>
              </table:table-cell>
              <table:table-cell office:value-type="float" office:value="0.00566">
                <text:p>0.00566</text:p>
              </table:table-cell>
              <table:table-cell office:value-type="float" office:value="NaN">
                <text:p>NaN</text:p>
              </table:table-cell>
              <table:table-cell office:value-type="float" office:value="0.001803">
                <text:p>0.00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Timing.H234:Timing.T237" chart:data-source-has-labels="both" svg:x="0.32cm" svg:y="0.18cm" svg:width="12.409cm" svg:height="8.64cm">
          <chartooo:coordinate-region svg:x="1.418cm" svg:y="0.379cm" svg:width="11.311cm" svg:height="7.794cm"/>
          <chart:axis chart:dimension="x" chart:name="primary-x" chart:style-name="ch4" chartooo:axis-type="auto">
            <chartooo:date-scale/>
            <chart:categories table:cell-range-address="Timing.I234:Timing.T2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ing.I235:Timing.T235" chart:label-cell-address="Timing.H235:Timing.H235" chart:class="chart:bar">
            <chart:data-point chart:repeated="12"/>
          </chart:series>
          <chart:series chart:style-name="ch8" chart:values-cell-range-address="Timing.I236:Timing.T236" chart:label-cell-address="Timing.H236:Timing.H236" chart:class="chart:bar">
            <chart:data-point chart:repeated="12"/>
          </chart:series>
          <chart:series chart:style-name="ch9" chart:values-cell-range-address="Timing.I237:Timing.T237" chart:label-cell-address="Timing.H237:Timing.H237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234:Timing.T234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208">
                <text:p>208</text:p>
              </table:table-cell>
              <table:table-cell office:value-type="float" office:value="272">
                <text:p>272</text:p>
              </table:table-cell>
              <table:table-cell office:value-type="float" office:value="336">
                <text:p>336</text:p>
              </table:table-cell>
              <table:table-cell office:value-type="float" office:value="400">
                <text:p>400</text:p>
              </table:table-cell>
              <table:table-cell office:value-type="float" office:value="464">
                <text:p>464</text:p>
              </table:table-cell>
              <table:table-cell office:value-type="float" office:value="528">
                <text:p>528</text:p>
              </table:table-cell>
              <table:table-cell office:value-type="float" office:value="592">
                <text:p>592</text:p>
              </table:table-cell>
              <table:table-cell office:value-type="float" office:value="656">
                <text:p>656</text:p>
              </table:table-cell>
              <table:table-cell office:value-type="float" office:value="720">
                <text:p>720</text:p>
              </table:table-cell>
            </table:table-row>
          </table:table-header-rows>
          <table:table-rows>
            <table:table-row>
              <table:table-cell office:value-type="string">
                <text:p>matrix mult</text:p>
                <draw:g>
                  <svg:desc>Timing.H235:Timing.H235</svg:desc>
                </draw:g>
              </table:table-cell>
              <table:table-cell office:value-type="float" office:value="0.003428">
                <text:p>0.003428</text:p>
                <draw:g>
                  <svg:desc>Timing.I235:Timing.T235</svg:desc>
                </draw:g>
              </table:table-cell>
              <table:table-cell office:value-type="float" office:value="0.003521">
                <text:p>0.003521</text:p>
              </table:table-cell>
              <table:table-cell office:value-type="float" office:value="0.004315">
                <text:p>0.004315</text:p>
              </table:table-cell>
              <table:table-cell office:value-type="float" office:value="0.004609">
                <text:p>0.004609</text:p>
              </table:table-cell>
              <table:table-cell office:value-type="float" office:value="0.006737">
                <text:p>0.006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line complex</text:p>
                <draw:g>
                  <svg:desc>Timing.H236:Timing.H236</svg:desc>
                </draw:g>
              </table:table-cell>
              <table:table-cell office:value-type="float" office:value="0.003708">
                <text:p>0.003708</text:p>
                <draw:g>
                  <svg:desc>Timing.I236:Timing.T236</svg:desc>
                </draw:g>
              </table:table-cell>
              <table:table-cell office:value-type="float" office:value="0.004115">
                <text:p>0.00411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6729">
                <text:p>0.006729</text:p>
              </table:table-cell>
              <table:table-cell office:value-type="float" office:value="0.009991">
                <text:p>0.009991</text:p>
              </table:table-cell>
              <table:table-cell office:value-type="float" office:value="0.011345">
                <text:p>0.01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line float</text:p>
                <draw:g>
                  <svg:desc>Timing.H237:Timing.H237</svg:desc>
                </draw:g>
              </table:table-cell>
              <table:table-cell office:value-type="float" office:value="0.003499">
                <text:p>0.003499</text:p>
                <draw:g>
                  <svg:desc>Timing.I237:Timing.T237</svg:desc>
                </draw:g>
              </table:table-cell>
              <table:table-cell office:value-type="float" office:value="0.00368">
                <text:p>0.00368</text:p>
              </table:table-cell>
              <table:table-cell office:value-type="float" office:value="0.004912">
                <text:p>0.004912</text:p>
              </table:table-cell>
              <table:table-cell office:value-type="float" office:value="0.006071">
                <text:p>0.006071</text:p>
              </table:table-cell>
              <table:table-cell office:value-type="float" office:value="0.008499">
                <text:p>0.008499</text:p>
              </table:table-cell>
              <table:table-cell office:value-type="float" office:value="0.009589">
                <text:p>0.009589</text:p>
              </table:table-cell>
              <table:table-cell office:value-type="float" office:value="0.013167">
                <text:p>0.013167</text:p>
              </table:table-cell>
              <table:table-cell office:value-type="float" office:value="0.017471">
                <text:p>0.017471</text:p>
              </table:table-cell>
              <table:table-cell office:value-type="float" office:value="0.019331">
                <text:p>0.019331</text:p>
              </table:table-cell>
              <table:table-cell office:value-type="float" office:value="0.021194">
                <text:p>0.021194</text:p>
              </table:table-cell>
              <table:table-cell office:value-type="float" office:value="0.026998">
                <text:p>0.026998</text:p>
              </table:table-cell>
              <table:table-cell office:value-type="float" office:value="0.029371">
                <text:p>0.0293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67cm" svg:height="9.008cm" xlink:href=".." xlink:type="simple" chart:class="chart:bar" chart:style-name="ch1">
        <chart:legend chart:legend-position="end" svg:x="15.989cm" svg:y="3.209cm" style:legend-expansion="high" chart:style-name="ch2"/>
        <chart:plot-area chart:style-name="ch3" table:cell-range-address="Profiles.A4:Profiles.F9" chart:data-source-has-labels="both" svg:x="0.379cm" svg:y="0.18cm" svg:width="15.231cm" svg:height="8.648cm">
          <chartooo:coordinate-region svg:x="1cm" svg:y="0.379cm" svg:width="14.61cm" svg:height="7.802cm"/>
          <chart:axis chart:dimension="x" chart:name="primary-x" chart:style-name="ch4" chartooo:axis-type="auto">
            <chartooo:date-scale/>
            <chart:categories table:cell-range-address="Profiles.B4:Profiles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F5" chart:label-cell-address="Profiles.A5:Profiles.A5" chart:class="chart:bar">
            <chart:data-point chart:repeated="5"/>
          </chart:series>
          <chart:series chart:style-name="ch8" chart:values-cell-range-address="Profiles.B6:Profiles.F6" chart:label-cell-address="Profiles.A6:Profiles.A6" chart:class="chart:bar">
            <chart:data-point chart:repeated="5"/>
          </chart:series>
          <chart:series chart:style-name="ch9" chart:values-cell-range-address="Profiles.B7:Profiles.F7" chart:label-cell-address="Profiles.A7:Profiles.A7" chart:class="chart:bar">
            <chart:data-point chart:repeated="5"/>
          </chart:series>
          <chart:series chart:style-name="ch10" chart:values-cell-range-address="Profiles.B8:Profiles.F8" chart:label-cell-address="Profiles.A8:Profiles.A8" chart:class="chart:bar">
            <chart:data-point chart:repeated="5"/>
          </chart:series>
          <chart:series chart:style-name="ch11" chart:values-cell-range-address="Profiles.B9:Profiles.F9" chart:label-cell-address="Profiles.A9:Profiles.A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F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  <table:table-cell office:value-type="string">
                <text:p>prefetch</text:p>
              </table:table-cell>
              <table:table-cell office:value-type="string">
                <text:p>8 QPUs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F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F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  <table:table-cell office:value-type="float" office:value="4.430315">
                <text:p>4.430315</text:p>
              </table:table-cell>
              <table:table-cell office:value-type="float" office:value="0.51924">
                <text:p>0.5192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F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46.243967">
                <text:p>46.243967</text:p>
              </table:table-cell>
              <table:table-cell office:value-type="float" office:value="6.907181">
                <text:p>6.907181</text:p>
              </table:table-cell>
              <table:table-cell office:value-type="float" office:value="1.272363">
                <text:p>1.272363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F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  <table:table-cell office:value-type="float" office:value="2.718919">
                <text:p>2.718919</text:p>
              </table:table-cell>
              <table:table-cell office:value-type="float" office:value="0.408764">
                <text:p>0.408764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NaN">
                <text:p>NaN</text:p>
                <draw:g>
                  <svg:desc>Profiles.B9:Profiles.F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  <table:table-cell office:value-type="float" office:value="2.062061">
                <text:p>2.062061</text:p>
              </table:table-cell>
              <table:table-cell office:value-type="float" office:value="0.261619">
                <text:p>0.261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50:Profiles.E52" chart:data-source-has-labels="both" svg:x="0.32cm" svg:y="0.18cm" svg:width="13.63cm" svg:height="8.646cm">
          <chartooo:coordinate-region svg:x="0.756cm" svg:y="0.379cm" svg:width="13.194cm" svg:height="7.8cm"/>
          <chart:axis chart:dimension="x" chart:name="primary-x" chart:style-name="ch4" chartooo:axis-type="auto">
            <chartooo:date-scale/>
            <chart:categories table:cell-range-address="Profiles.B50:Profiles.E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1:Profiles.E51" chart:label-cell-address="Profiles.A51:Profiles.A51" chart:class="chart:bar">
            <chart:data-point chart:repeated="4"/>
          </chart:series>
          <chart:series chart:style-name="ch8" chart:values-cell-range-address="Profiles.B52:Profiles.E52" chart:label-cell-address="Profiles.A52:Profiles.A5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50:Profiles.E50</svg:desc>
                </draw:g>
              </table:table-cell>
              <table:table-cell office:value-type="string">
                <text:p>single</text:p>
              </table:table-cell>
              <table:table-cell office:value-type="string">
                <text:p>Multi 1 QPU</text:p>
              </table:table-cell>
              <table:table-cell office:value-type="string">
                <text:p>Multi 8 QPUs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51:Profiles.A51</svg:desc>
                </draw:g>
              </table:table-cell>
              <table:table-cell office:value-type="float" office:value="7.075472">
                <text:p>7.075472</text:p>
                <draw:g>
                  <svg:desc>Profiles.B51:Profiles.E51</svg:desc>
                </draw:g>
              </table:table-cell>
              <table:table-cell office:value-type="float" office:value="3.002719">
                <text:p>3.002719</text:p>
              </table:table-cell>
              <table:table-cell office:value-type="float" office:value="2.979217">
                <text:p>2.979217</text:p>
              </table:table-cell>
              <table:table-cell office:value-type="float" office:value="0.585395">
                <text:p>0.585395</text:p>
              </table:table-cell>
            </table:table-row>
            <table:table-row>
              <table:table-cell office:value-type="string">
                <text:p>Pi4-64</text:p>
                <draw:g>
                  <svg:desc>Profiles.A52:Profiles.A52</svg:desc>
                </draw:g>
              </table:table-cell>
              <table:table-cell office:value-type="float" office:value="2.632804">
                <text:p>2.632804</text:p>
                <draw:g>
                  <svg:desc>Profiles.B52:Profiles.E52</svg:desc>
                </draw:g>
              </table:table-cell>
              <table:table-cell office:value-type="float" office:value="1.991902">
                <text:p>1.991902</text:p>
              </table:table-cell>
              <table:table-cell office:value-type="float" office:value="2.012528">
                <text:p>2.012528</text:p>
              </table:table-cell>
              <table:table-cell office:value-type="float" office:value="0.311534">
                <text:p>0.3115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1.756cm" svg:y="3.457cm" style:legend-expansion="high" chart:style-name="ch2"/>
        <chart:plot-area chart:style-name="ch3" table:cell-range-address="Profiles.A78:Profiles.F82" chart:data-source-has-labels="both" svg:x="0.32cm" svg:y="0.18cm" svg:width="11.116cm" svg:height="8.646cm">
          <chartooo:coordinate-region svg:x="1.047cm" svg:y="0.38cm" svg:width="10.389cm" svg:height="7.799cm"/>
          <chart:axis chart:dimension="x" chart:name="primary-x" chart:style-name="ch4" chartooo:axis-type="auto">
            <chartooo:date-scale/>
            <chart:categories table:cell-range-address="Profiles.B78:Profiles.F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79:Profiles.F79" chart:label-cell-address="Profiles.A79:Profiles.A79" chart:class="chart:bar">
            <chart:data-point chart:repeated="5"/>
          </chart:series>
          <chart:series chart:style-name="ch8" chart:values-cell-range-address="Profiles.B80:Profiles.F80" chart:label-cell-address="Profiles.A80:Profiles.A80" chart:class="chart:bar">
            <chart:data-point chart:repeated="5"/>
          </chart:series>
          <chart:series chart:style-name="ch9" chart:values-cell-range-address="Profiles.B81:Profiles.F81" chart:label-cell-address="Profiles.A81:Profiles.A81" chart:class="chart:bar">
            <chart:data-point chart:repeated="5"/>
          </chart:series>
          <chart:series chart:style-name="ch10" chart:values-cell-range-address="Profiles.B82:Profiles.F82" chart:label-cell-address="Profiles.A82:Profiles.A8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QPU</text:p>
                <draw:g>
                  <svg:desc>Profiles.B78:Profiles.F78</svg:desc>
                </draw:g>
              </table:table-cell>
              <table:table-cell office:value-type="string">
                <text:p>2 QPUs</text:p>
              </table:table-cell>
              <table:table-cell office:value-type="string">
                <text:p>4 QPUs</text:p>
              </table:table-cell>
              <table:table-cell office:value-type="string">
                <text:p>8 QPUs</text:p>
              </table:table-cell>
              <table:table-cell office:value-type="string">
                <text:p>12 QPUs</text:p>
              </table:table-cell>
            </table:table-row>
          </table:table-header-rows>
          <table:table-rows>
            <table:table-row>
              <table:table-cell office:value-type="string">
                <text:p>DMA 1 QPU kernel</text:p>
                <draw:g>
                  <svg:desc>Profiles.A79:Profiles.A79</svg:desc>
                </draw:g>
              </table:table-cell>
              <table:table-cell office:value-type="float" office:value="0.170312">
                <text:p>0.170312</text:p>
                <draw:g>
                  <svg:desc>Profiles.B79:Profiles.F79</svg:desc>
                </draw:g>
              </table:table-cell>
              <table:table-cell office:value-type="float" office:value="0.193194">
                <text:p>0.193194</text:p>
              </table:table-cell>
              <table:table-cell office:value-type="float" office:value="0.326194">
                <text:p>0.326194</text:p>
              </table:table-cell>
              <table:table-cell office:value-type="float" office:value="0.652056">
                <text:p>0.652056</text:p>
              </table:table-cell>
              <table:table-cell office:value-type="float" office:value="0.978683">
                <text:p>0.978683</text:p>
              </table:table-cell>
            </table:table-row>
            <table:table-row>
              <table:table-cell office:value-type="string">
                <text:p>TMU 1 QPU kernel</text:p>
                <draw:g>
                  <svg:desc>Profiles.A80:Profiles.A80</svg:desc>
                </draw:g>
              </table:table-cell>
              <table:table-cell office:value-type="float" office:value="0.116388">
                <text:p>0.116388</text:p>
                <draw:g>
                  <svg:desc>Profiles.B80:Profiles.F80</svg:desc>
                </draw:g>
              </table:table-cell>
              <table:table-cell office:value-type="float" office:value="0.143072">
                <text:p>0.143072</text:p>
              </table:table-cell>
              <table:table-cell office:value-type="float" office:value="0.273717">
                <text:p>0.273717</text:p>
              </table:table-cell>
              <table:table-cell office:value-type="float" office:value="0.546734">
                <text:p>0.546734</text:p>
              </table:table-cell>
              <table:table-cell office:value-type="float" office:value="0.819782">
                <text:p>0.819782</text:p>
              </table:table-cell>
            </table:table-row>
            <table:table-row>
              <table:table-cell office:value-type="string">
                <text:p>DMA multi QPU kernel</text:p>
                <draw:g>
                  <svg:desc>Profiles.A81:Profiles.A81</svg:desc>
                </draw:g>
              </table:table-cell>
              <table:table-cell office:value-type="float" office:value="0.169547">
                <text:p>0.169547</text:p>
                <draw:g>
                  <svg:desc>Profiles.B81:Profiles.F81</svg:desc>
                </draw:g>
              </table:table-cell>
              <table:table-cell office:value-type="float" office:value="0.095414">
                <text:p>0.095414</text:p>
              </table:table-cell>
              <table:table-cell office:value-type="float" office:value="0.08213">
                <text:p>0.08213</text:p>
              </table:table-cell>
              <table:table-cell office:value-type="float" office:value="0.082325">
                <text:p>0.082325</text:p>
              </table:table-cell>
              <table:table-cell office:value-type="float" office:value="0.082253">
                <text:p>0.082253</text:p>
              </table:table-cell>
            </table:table-row>
            <table:table-row>
              <table:table-cell office:value-type="string">
                <text:p>TMU multi QPU kernel</text:p>
                <draw:g>
                  <svg:desc>Profiles.A82:Profiles.A82</svg:desc>
                </draw:g>
              </table:table-cell>
              <table:table-cell office:value-type="float" office:value="0.115114">
                <text:p>0.115114</text:p>
                <draw:g>
                  <svg:desc>Profiles.B82:Profiles.F82</svg:desc>
                </draw:g>
              </table:table-cell>
              <table:table-cell office:value-type="float" office:value="0.074205">
                <text:p>0.074205</text:p>
              </table:table-cell>
              <table:table-cell office:value-type="float" office:value="0.068838">
                <text:p>0.068838</text:p>
              </table:table-cell>
              <table:table-cell office:value-type="float" office:value="0.06886">
                <text:p>0.06886</text:p>
              </table:table-cell>
              <table:table-cell office:value-type="float" office:value="0.068878">
                <text:p>0.0688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4.506cm" svg:y="0.316cm" chart:style-name="ch2">
          <text:p>Percentage change execution time</text:p>
        </chart:title>
        <chart:legend chart:legend-position="end" svg:x="14.482cm" svg:y="3.955cm" style:legend-expansion="high" chart:style-name="ch3"/>
        <chart:plot-area chart:style-name="ch4" table:cell-range-address="Profiles.A96:Profiles.C98" chart:data-source-has-labels="both" svg:x="1.331cm" svg:y="1.275cm" svg:width="12.831cm" svg:height="7.551cm">
          <chartooo:coordinate-region svg:x="2.138cm" svg:y="1.474cm" svg:width="12.024cm" svg:height="6.705cm"/>
          <chart:axis chart:dimension="x" chart:name="primary-x" chart:style-name="ch5" chartooo:axis-type="auto">
            <chartooo:date-scale/>
            <chart:categories table:cell-range-address="Profiles.B96:Profiles.C96"/>
          </chart:axis>
          <chart:axis chart:dimension="y" chart:name="primary-y" chart:style-name="ch6">
            <chart:title svg:x="0.451cm" svg:y="5.253cm" chart:style-name="ch7">
              <text:p>%</text:p>
            </chart:title>
            <chart:grid chart:style-name="ch8" chart:class="major"/>
          </chart:axis>
          <chart:series chart:style-name="ch9" chart:values-cell-range-address="Profiles.B97:Profiles.C97" chart:label-cell-address="Profiles.A97:Profiles.A97" chart:class="chart:bar">
            <chart:data-point chart:repeated="2"/>
          </chart:series>
          <chart:series chart:style-name="ch10" chart:values-cell-range-address="Profiles.B98:Profiles.C98" chart:label-cell-address="Profiles.A98:Profiles.A9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rix</text:p>
                <draw:g>
                  <svg:desc>Profiles.B96:Profiles.C96</svg:desc>
                </draw:g>
              </table:table-cell>
              <table:table-cell office:value-type="string">
                <text:p>Rot3D</text:p>
              </table:table-cell>
            </table:table-row>
          </table:table-header-rows>
          <table:table-rows>
            <table:table-row>
              <table:table-cell office:value-type="string">
                <text:p>DMA</text:p>
                <draw:g>
                  <svg:desc>Profiles.A97:Profiles.A97</svg:desc>
                </draw:g>
              </table:table-cell>
              <table:table-cell office:value-type="float" office:value="100">
                <text:p>100</text:p>
                <draw:g>
                  <svg:desc>Profiles.B97:Profiles.C97</svg:desc>
                </draw:g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MU</text:p>
                <draw:g>
                  <svg:desc>Profiles.A98:Profiles.A98</svg:desc>
                </draw:g>
              </table:table-cell>
              <table:table-cell office:value-type="float" office:value="47.5003454750954">
                <text:p>47.5003454750954</text:p>
                <draw:g>
                  <svg:desc>Profiles.B98:Profiles.C98</svg:desc>
                </draw:g>
              </table:table-cell>
              <table:table-cell office:value-type="float" office:value="68.3381088825215">
                <text:p>68.33810888252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1.218cm" xlink:href=".." xlink:type="simple" chart:class="chart:bar" chart:style-name="ch1">
        <chart:title svg:x="6.17cm" svg:y="0.36cm" chart:style-name="ch2">
          <text:p>Pi2 - 10 iterations</text:p>
        </chart:title>
        <chart:subtitle svg:x="7.427cm" svg:y="1.363cm" chart:style-name="ch3">
          <text:p>-n=12</text:p>
        </chart:subtitle>
        <chart:legend chart:legend-position="end" svg:x="13.049cm" svg:y="4.812cm" style:legend-expansion="high" chart:style-name="ch4"/>
        <chart:plot-area chart:style-name="ch5" table:cell-range-address="Timing.H199:Timing.R202" chart:data-source-has-labels="both" svg:x="1.331cm" svg:y="2.27cm" svg:width="11.398cm" svg:height="7.743cm">
          <chartooo:coordinate-region svg:x="2.243cm" svg:y="2.469cm" svg:width="10.486cm" svg:height="6.897cm"/>
          <chart:axis chart:dimension="x" chart:name="primary-x" chart:style-name="ch6" chartooo:axis-type="auto">
            <chartooo:date-scale/>
            <chart:title svg:x="5.716cm" svg:y="10.237cm" chart:style-name="ch7">
              <text:p>Matrix Dimension</text:p>
            </chart:title>
            <chart:categories table:cell-range-address="Timing.I199:Timing.R199"/>
          </chart:axis>
          <chart:axis chart:dimension="y" chart:name="primary-y" chart:style-name="ch8">
            <chart:title svg:x="0.451cm" svg:y="6.833cm" chart:style-name="ch9">
              <text:p>Seconds</text:p>
            </chart:title>
            <chart:grid chart:style-name="ch10" chart:class="major"/>
          </chart:axis>
          <chart:series chart:style-name="ch11" chart:values-cell-range-address="Timing.I200:Timing.R200" chart:label-cell-address="Timing.H200:Timing.H200" chart:class="chart:bar">
            <chart:data-point chart:repeated="10"/>
          </chart:series>
          <chart:series chart:style-name="ch12" chart:values-cell-range-address="Timing.I201:Timing.R201" chart:label-cell-address="Timing.H201:Timing.H201" chart:class="chart:bar">
            <chart:data-point chart:repeated="10"/>
          </chart:series>
          <chart:series chart:style-name="ch13" chart:values-cell-range-address="Timing.I202:Timing.R202" chart:label-cell-address="Timing.H202:Timing.H202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199:Timing.R19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matrix mult</text:p>
                <draw:g>
                  <svg:desc>Timing.H200:Timing.H200</svg:desc>
                </draw:g>
              </table:table-cell>
              <table:table-cell office:value-type="float" office:value="0.003205">
                <text:p>0.003205</text:p>
                <draw:g>
                  <svg:desc>Timing.I200:Timing.R200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inline complex</text:p>
                <draw:g>
                  <svg:desc>Timing.H201:Timing.H201</svg:desc>
                </draw:g>
              </table:table-cell>
              <table:table-cell office:value-type="float" office:value="0.003964">
                <text:p>0.003964</text:p>
                <draw:g>
                  <svg:desc>Timing.I201:Timing.R201</svg:desc>
                </draw:g>
              </table:table-cell>
              <table:table-cell office:value-type="float" office:value="0.006102">
                <text:p>0.006102</text:p>
              </table:table-cell>
              <table:table-cell office:value-type="float" office:value="0.008257">
                <text:p>0.008257</text:p>
              </table:table-cell>
              <table:table-cell office:value-type="float" office:value="0.00994">
                <text:p>0.00994</text:p>
              </table:table-cell>
              <table:table-cell office:value-type="float" office:value="0.01222">
                <text:p>0.01222</text:p>
              </table:table-cell>
              <table:table-cell office:value-type="float" office:value="0.018153">
                <text:p>0.018153</text:p>
              </table:table-cell>
              <table:table-cell office:value-type="float" office:value="0.047119">
                <text:p>0.047119</text:p>
              </table:table-cell>
              <table:table-cell office:value-type="float" office:value="0.053517">
                <text:p>0.053517</text:p>
              </table:table-cell>
              <table:table-cell office:value-type="float" office:value="0.060098">
                <text:p>0.060098</text:p>
              </table:table-cell>
              <table:table-cell office:value-type="float" office:value="0.07089">
                <text:p>0.07089</text:p>
              </table:table-cell>
            </table:table-row>
            <table:table-row>
              <table:table-cell office:value-type="string">
                <text:p>inline float</text:p>
                <draw:g>
                  <svg:desc>Timing.H202:Timing.H202</svg:desc>
                </draw:g>
              </table:table-cell>
              <table:table-cell office:value-type="float" office:value="0.003467">
                <text:p>0.003467</text:p>
                <draw:g>
                  <svg:desc>Timing.I202:Timing.R202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225cm" svg:height="10.175cm" xlink:href=".." xlink:type="simple" chart:class="chart:bar" chart:style-name="ch1">
        <chart:title svg:x="6.989cm" svg:y="0.339cm" chart:style-name="ch2">
          <text:p>Matrix mult - 10 iterations</text:p>
        </chart:title>
        <chart:subtitle svg:x="7.795cm" svg:y="1.321cm" chart:style-name="ch3">
          <text:p>vc4 -n=12, v3d -n=8</text:p>
        </chart:subtitle>
        <chart:legend chart:legend-position="end" svg:x="18.02cm" svg:y="4.041cm" style:legend-expansion="high" chart:style-name="ch4"/>
        <chart:plot-area chart:style-name="ch5" table:cell-range-address="Timing.H357:Timing.R361" chart:data-source-has-labels="both" svg:x="1.395cm" svg:y="2.207cm" svg:width="16.241cm" svg:height="6.784cm">
          <chartooo:coordinate-region svg:x="2.493cm" svg:y="2.406cm" svg:width="15.143cm" svg:height="5.938cm"/>
          <chart:axis chart:dimension="x" chart:name="primary-x" chart:style-name="ch6" chartooo:axis-type="auto">
            <chartooo:date-scale/>
            <chart:title svg:x="8.227cm" svg:y="9.194cm" chart:style-name="ch7">
              <text:p>Matrix dimension</text:p>
            </chart:title>
            <chart:categories table:cell-range-address="Timing.I357:Timing.R357"/>
          </chart:axis>
          <chart:axis chart:dimension="y" chart:name="primary-y" chart:style-name="ch8">
            <chart:title svg:x="0.451cm" svg:y="6.291cm" chart:style-name="ch9">
              <text:p>Seconds</text:p>
            </chart:title>
            <chart:grid chart:style-name="ch10" chart:class="major"/>
          </chart:axis>
          <chart:series chart:style-name="ch11" chart:values-cell-range-address="Timing.I358:Timing.R358" chart:label-cell-address="Timing.H358:Timing.H358" chart:class="chart:bar">
            <chart:data-point chart:repeated="10"/>
          </chart:series>
          <chart:series chart:style-name="ch12" chart:values-cell-range-address="Timing.I359:Timing.R359" chart:label-cell-address="Timing.H359:Timing.H359" chart:class="chart:bar">
            <chart:data-point chart:repeated="10"/>
          </chart:series>
          <chart:series chart:style-name="ch13" chart:values-cell-range-address="Timing.I360:Timing.R360" chart:label-cell-address="Timing.H360:Timing.H360" chart:class="chart:bar">
            <chart:data-point chart:repeated="10"/>
          </chart:series>
          <chart:series chart:style-name="ch14" chart:values-cell-range-address="Timing.I361:Timing.R361" chart:label-cell-address="Timing.H361:Timing.H36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357:Timing.R357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H358:Timing.H358</svg:desc>
                </draw:g>
              </table:table-cell>
              <table:table-cell office:value-type="float" office:value="0.005854">
                <text:p>0.005854</text:p>
                <draw:g>
                  <svg:desc>Timing.I358:Timing.R358</svg:desc>
                </draw:g>
              </table:table-cell>
              <table:table-cell office:value-type="float" office:value="0.006329">
                <text:p>0.006329</text:p>
              </table:table-cell>
              <table:table-cell office:value-type="float" office:value="0.006731">
                <text:p>0.006731</text:p>
              </table:table-cell>
              <table:table-cell office:value-type="float" office:value="0.007711">
                <text:p>0.007711</text:p>
              </table:table-cell>
              <table:table-cell office:value-type="float" office:value="0.008032">
                <text:p>0.008032</text:p>
              </table:table-cell>
              <table:table-cell office:value-type="float" office:value="0.008537">
                <text:p>0.008537</text:p>
              </table:table-cell>
              <table:table-cell office:value-type="float" office:value="0.009337">
                <text:p>0.009337</text:p>
              </table:table-cell>
              <table:table-cell office:value-type="float" office:value="0.010306">
                <text:p>0.010306</text:p>
              </table:table-cell>
              <table:table-cell office:value-type="float" office:value="0.011167">
                <text:p>0.011167</text:p>
              </table:table-cell>
              <table:table-cell office:value-type="float" office:value="0.013397">
                <text:p>0.013397</text:p>
              </table:table-cell>
            </table:table-row>
            <table:table-row>
              <table:table-cell office:value-type="string">
                <text:p>pi2</text:p>
                <draw:g>
                  <svg:desc>Timing.H359:Timing.H359</svg:desc>
                </draw:g>
              </table:table-cell>
              <table:table-cell office:value-type="float" office:value="0.003205">
                <text:p>0.003205</text:p>
                <draw:g>
                  <svg:desc>Timing.I359:Timing.R359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pi3</text:p>
                <draw:g>
                  <svg:desc>Timing.H360:Timing.H360</svg:desc>
                </draw:g>
              </table:table-cell>
              <table:table-cell office:value-type="float" office:value="0.002477">
                <text:p>0.002477</text:p>
                <draw:g>
                  <svg:desc>Timing.I360:Timing.R360</svg:desc>
                </draw:g>
              </table:table-cell>
              <table:table-cell office:value-type="float" office:value="0.002679">
                <text:p>0.002679</text:p>
              </table:table-cell>
              <table:table-cell office:value-type="float" office:value="0.002754">
                <text:p>0.002754</text:p>
              </table:table-cell>
              <table:table-cell office:value-type="float" office:value="0.002935">
                <text:p>0.002935</text:p>
              </table:table-cell>
              <table:table-cell office:value-type="float" office:value="0.003146">
                <text:p>0.003146</text:p>
              </table:table-cell>
              <table:table-cell office:value-type="float" office:value="0.003509">
                <text:p>0.003509</text:p>
              </table:table-cell>
              <table:table-cell office:value-type="float" office:value="0.004621">
                <text:p>0.004621</text:p>
              </table:table-cell>
              <table:table-cell office:value-type="float" office:value="0.004977">
                <text:p>0.004977</text:p>
              </table:table-cell>
              <table:table-cell office:value-type="float" office:value="0.005453">
                <text:p>0.005453</text:p>
              </table:table-cell>
              <table:table-cell office:value-type="float" office:value="0.007625">
                <text:p>0.007625</text:p>
              </table:table-cell>
            </table:table-row>
            <table:table-row>
              <table:table-cell office:value-type="string">
                <text:p>pi4</text:p>
                <draw:g>
                  <svg:desc>Timing.H361:Timing.H361</svg:desc>
                </draw:g>
              </table:table-cell>
              <table:table-cell office:value-type="float" office:value="0.003428">
                <text:p>0.003428</text:p>
                <draw:g>
                  <svg:desc>Timing.I361:Timing.R36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521">
                <text:p>0.003521</text:p>
              </table:table-cell>
              <table:table-cell office:value-type="float" office:value="NaN">
                <text:p>NaN</text:p>
              </table:table-cell>
              <table:table-cell office:value-type="float" office:value="0.004315">
                <text:p>0.004315</text:p>
              </table:table-cell>
              <table:table-cell office:value-type="float" office:value="NaN">
                <text:p>NaN</text:p>
              </table:table-cell>
              <table:table-cell office:value-type="float" office:value="0.004609">
                <text:p>0.004609</text:p>
              </table:table-cell>
              <table:table-cell office:value-type="float" office:value="NaN">
                <text:p>NaN</text:p>
              </table:table-cell>
              <table:table-cell office:value-type="float" office:value="0.006737">
                <text:p>0.0067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906cm" svg:height="11.742cm" xlink:href=".." xlink:type="simple" chart:class="chart:bar" chart:style-name="ch1">
        <chart:title svg:x="9.922cm" svg:y="0.37cm" chart:style-name="ch2">
          <text:p>Inline float - 10 iterations</text:p>
        </chart:title>
        <chart:subtitle svg:x="10.636cm" svg:y="1.383cm" chart:style-name="ch3">
          <text:p>vc4 -n=12, v3d -n=8</text:p>
        </chart:subtitle>
        <chart:legend chart:legend-position="end" svg:x="23.701cm" svg:y="4.825cm" style:legend-expansion="high" chart:style-name="ch4"/>
        <chart:plot-area chart:style-name="ch5" table:cell-range-address="Timing.H391:Timing.AE395 Timing.S511:Timing.S511" chart:data-source-has-labels="both" svg:x="1.509cm" svg:y="2.3cm" svg:width="21.694cm" svg:height="8.227cm">
          <chartooo:coordinate-region svg:x="2.421cm" svg:y="2.5cm" svg:width="20.782cm" svg:height="7.38cm"/>
          <chart:axis chart:dimension="x" chart:name="primary-x" chart:style-name="ch6" chartooo:axis-type="auto">
            <chartooo:date-scale/>
            <chart:title svg:x="11.068cm" svg:y="10.761cm" chart:style-name="ch7">
              <text:p>Matrix dimension</text:p>
            </chart:title>
            <chart:categories table:cell-range-address="Timing.I391:Timing.AE391"/>
          </chart:axis>
          <chart:axis chart:dimension="x" chart:name="secondary-x" chart:style-name="ch8"/>
          <chart:axis chart:dimension="y" chart:name="primary-y" chart:style-name="ch9">
            <chart:title svg:x="0.451cm" svg:y="7.105cm" chart:style-name="ch10">
              <text:p>Seconds</text:p>
            </chart:title>
            <chart:grid chart:style-name="ch11" chart:class="major"/>
          </chart:axis>
          <chart:series chart:style-name="ch12" chart:values-cell-range-address="Timing.I392:Timing.AE392" chart:label-cell-address="Timing.H392:Timing.H392" chart:class="chart:bar">
            <chart:data-point chart:repeated="23"/>
          </chart:series>
          <chart:series chart:style-name="ch13" chart:values-cell-range-address="Timing.I393:Timing.AE393" chart:label-cell-address="Timing.H393:Timing.H393" chart:class="chart:bar">
            <chart:data-point chart:repeated="23"/>
          </chart:series>
          <chart:series chart:style-name="ch14" chart:values-cell-range-address="Timing.I394:Timing.AE394" chart:label-cell-address="Timing.H394:Timing.H394" chart:class="chart:bar">
            <chart:data-point chart:repeated="23"/>
          </chart:series>
          <chart:series chart:style-name="ch15" chart:values-cell-range-address="Timing.I395:Timing.AE395" chart:label-cell-address="Timing.H395:Timing.H395" chart:class="chart:bar">
            <chart:data-point chart:repeated="23"/>
            <loext:propertry-mapping loext:property="FillColor" loext:cell-range-address="Timing.S511:Timing.S5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391:Timing.AE391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  <table:table-cell office:value-type="float" office:value="720">
                <text:p>720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H392:Timing.H392</svg:desc>
                </draw:g>
              </table:table-cell>
              <table:table-cell office:value-type="float" office:value="0.006209">
                <text:p>0.006209</text:p>
                <draw:g>
                  <svg:desc>Timing.I392:Timing.AE392</svg:desc>
                </draw:g>
              </table:table-cell>
              <table:table-cell office:value-type="float" office:value="0.008314">
                <text:p>0.008314</text:p>
              </table:table-cell>
              <table:table-cell office:value-type="float" office:value="0.010069">
                <text:p>0.010069</text:p>
              </table:table-cell>
              <table:table-cell office:value-type="float" office:value="0.011528">
                <text:p>0.011528</text:p>
              </table:table-cell>
              <table:table-cell office:value-type="float" office:value="0.013592">
                <text:p>0.013592</text:p>
              </table:table-cell>
              <table:table-cell office:value-type="float" office:value="0.016279">
                <text:p>0.016279</text:p>
              </table:table-cell>
              <table:table-cell office:value-type="float" office:value="0.03483">
                <text:p>0.03483</text:p>
              </table:table-cell>
              <table:table-cell office:value-type="float" office:value="0.038595">
                <text:p>0.038595</text:p>
              </table:table-cell>
              <table:table-cell office:value-type="float" office:value="0.043437">
                <text:p>0.043437</text:p>
              </table:table-cell>
              <table:table-cell office:value-type="float" office:value="0.047916">
                <text:p>0.047916</text:p>
              </table:table-cell>
              <table:table-cell office:value-type="float" office:value="0.052428">
                <text:p>0.052428</text:p>
              </table:table-cell>
              <table:table-cell office:value-type="float" office:value="0.056623">
                <text:p>0.056623</text:p>
              </table:table-cell>
              <table:table-cell office:value-type="float" office:value="0.089863">
                <text:p>0.089863</text:p>
              </table:table-cell>
              <table:table-cell office:value-type="float" office:value="0.09469">
                <text:p>0.09469</text:p>
              </table:table-cell>
              <table:table-cell office:value-type="float" office:value="0.101911">
                <text:p>0.101911</text:p>
              </table:table-cell>
              <table:table-cell office:value-type="float" office:value="0.109103">
                <text:p>0.109103</text:p>
              </table:table-cell>
              <table:table-cell office:value-type="float" office:value="0.115419">
                <text:p>0.115419</text:p>
              </table:table-cell>
              <table:table-cell office:value-type="float" office:value="0.134602">
                <text:p>0.134602</text:p>
              </table:table-cell>
              <table:table-cell office:value-type="float" office:value="0.170062">
                <text:p>0.170062</text:p>
              </table:table-cell>
              <table:table-cell office:value-type="float" office:value="0.177448">
                <text:p>0.177448</text:p>
              </table:table-cell>
              <table:table-cell office:value-type="float" office:value="0.186684">
                <text:p>0.186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2</text:p>
                <draw:g>
                  <svg:desc>Timing.H393:Timing.H393</svg:desc>
                </draw:g>
              </table:table-cell>
              <table:table-cell office:value-type="float" office:value="0.003467">
                <text:p>0.003467</text:p>
                <draw:g>
                  <svg:desc>Timing.I393:Timing.AE393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  <table:table-cell office:value-type="float" office:value="0.069002">
                <text:p>0.069002</text:p>
              </table:table-cell>
              <table:table-cell office:value-type="float" office:value="0.070138">
                <text:p>0.070138</text:p>
              </table:table-cell>
              <table:table-cell office:value-type="float" office:value="0.113362">
                <text:p>0.113362</text:p>
              </table:table-cell>
              <table:table-cell office:value-type="float" office:value="0.121933">
                <text:p>0.121933</text:p>
              </table:table-cell>
              <table:table-cell office:value-type="float" office:value="0.130795">
                <text:p>0.130795</text:p>
              </table:table-cell>
              <table:table-cell office:value-type="float" office:value="0.139617">
                <text:p>0.139617</text:p>
              </table:table-cell>
              <table:table-cell office:value-type="float" office:value="0.148483">
                <text:p>0.148483</text:p>
              </table:table-cell>
              <table:table-cell office:value-type="float" office:value="0.157388">
                <text:p>0.157388</text:p>
              </table:table-cell>
              <table:table-cell office:value-type="float" office:value="0.221621">
                <text:p>0.221621</text:p>
              </table:table-cell>
              <table:table-cell office:value-type="float" office:value="0.234097">
                <text:p>0.234097</text:p>
              </table:table-cell>
              <table:table-cell office:value-type="float" office:value="0.243718">
                <text:p>0.243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</text:p>
                <draw:g>
                  <svg:desc>Timing.H394:Timing.H394</svg:desc>
                </draw:g>
              </table:table-cell>
              <table:table-cell office:value-type="float" office:value="0.002753">
                <text:p>0.002753</text:p>
                <draw:g>
                  <svg:desc>Timing.I394:Timing.AE394</svg:desc>
                </draw:g>
              </table:table-cell>
              <table:table-cell office:value-type="float" office:value="0.004351">
                <text:p>0.004351</text:p>
              </table:table-cell>
              <table:table-cell office:value-type="float" office:value="0.006419">
                <text:p>0.006419</text:p>
              </table:table-cell>
              <table:table-cell office:value-type="float" office:value="0.007146">
                <text:p>0.007146</text:p>
              </table:table-cell>
              <table:table-cell office:value-type="float" office:value="0.008835">
                <text:p>0.008835</text:p>
              </table:table-cell>
              <table:table-cell office:value-type="float" office:value="0.012222">
                <text:p>0.012222</text:p>
              </table:table-cell>
              <table:table-cell office:value-type="float" office:value="0.034048">
                <text:p>0.034048</text:p>
              </table:table-cell>
              <table:table-cell office:value-type="float" office:value="0.03827">
                <text:p>0.03827</text:p>
              </table:table-cell>
              <table:table-cell office:value-type="float" office:value="0.043657">
                <text:p>0.043657</text:p>
              </table:table-cell>
              <table:table-cell office:value-type="float" office:value="0.060283">
                <text:p>0.060283</text:p>
              </table:table-cell>
              <table:table-cell office:value-type="float" office:value="0.066079">
                <text:p>0.066079</text:p>
              </table:table-cell>
              <table:table-cell office:value-type="float" office:value="0.057862">
                <text:p>0.057862</text:p>
              </table:table-cell>
              <table:table-cell office:value-type="float" office:value="0.114961">
                <text:p>0.114961</text:p>
              </table:table-cell>
              <table:table-cell office:value-type="float" office:value="0.124308">
                <text:p>0.124308</text:p>
              </table:table-cell>
              <table:table-cell office:value-type="float" office:value="0.133582">
                <text:p>0.133582</text:p>
              </table:table-cell>
              <table:table-cell office:value-type="float" office:value="0.142299">
                <text:p>0.142299</text:p>
              </table:table-cell>
              <table:table-cell office:value-type="float" office:value="0.151706">
                <text:p>0.151706</text:p>
              </table:table-cell>
              <table:table-cell office:value-type="float" office:value="0.160021">
                <text:p>0.160021</text:p>
              </table:table-cell>
              <table:table-cell office:value-type="float" office:value="0.224211">
                <text:p>0.224211</text:p>
              </table:table-cell>
              <table:table-cell office:value-type="float" office:value="0.236045">
                <text:p>0.236045</text:p>
              </table:table-cell>
              <table:table-cell office:value-type="float" office:value="0.247366">
                <text:p>0.24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</text:p>
                <draw:g>
                  <svg:desc>Timing.H395:Timing.H395</svg:desc>
                </draw:g>
              </table:table-cell>
              <table:table-cell office:value-type="float" office:value="0.003499">
                <text:p>0.003499</text:p>
                <draw:g>
                  <svg:desc>Timing.I395:Timing.AE39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68">
                <text:p>0.00368</text:p>
              </table:table-cell>
              <table:table-cell office:value-type="float" office:value="NaN">
                <text:p>NaN</text:p>
              </table:table-cell>
              <table:table-cell office:value-type="float" office:value="0.004912">
                <text:p>0.004912</text:p>
              </table:table-cell>
              <table:table-cell office:value-type="float" office:value="NaN">
                <text:p>NaN</text:p>
              </table:table-cell>
              <table:table-cell office:value-type="float" office:value="0.006071">
                <text:p>0.006071</text:p>
              </table:table-cell>
              <table:table-cell office:value-type="float" office:value="NaN">
                <text:p>NaN</text:p>
              </table:table-cell>
              <table:table-cell office:value-type="float" office:value="0.008499">
                <text:p>0.008499</text:p>
              </table:table-cell>
              <table:table-cell office:value-type="float" office:value="NaN">
                <text:p>NaN</text:p>
              </table:table-cell>
              <table:table-cell office:value-type="float" office:value="0.009589">
                <text:p>0.009589</text:p>
              </table:table-cell>
              <table:table-cell office:value-type="float" office:value="NaN">
                <text:p>NaN</text:p>
              </table:table-cell>
              <table:table-cell office:value-type="float" office:value="0.013167">
                <text:p>0.013167</text:p>
              </table:table-cell>
              <table:table-cell office:value-type="float" office:value="NaN">
                <text:p>NaN</text:p>
              </table:table-cell>
              <table:table-cell office:value-type="float" office:value="0.017471">
                <text:p>0.017471</text:p>
              </table:table-cell>
              <table:table-cell office:value-type="float" office:value="NaN">
                <text:p>NaN</text:p>
              </table:table-cell>
              <table:table-cell office:value-type="float" office:value="0.019331">
                <text:p>0.019331</text:p>
              </table:table-cell>
              <table:table-cell office:value-type="float" office:value="NaN">
                <text:p>NaN</text:p>
              </table:table-cell>
              <table:table-cell office:value-type="float" office:value="0.021194">
                <text:p>0.021194</text:p>
              </table:table-cell>
              <table:table-cell office:value-type="float" office:value="NaN">
                <text:p>NaN</text:p>
              </table:table-cell>
              <table:table-cell office:value-type="float" office:value="0.026998">
                <text:p>0.026998</text:p>
              </table:table-cell>
              <table:table-cell office:value-type="float" office:value="NaN">
                <text:p>NaN</text:p>
              </table:table-cell>
              <table:table-cell office:value-type="float" office:value="0.029371">
                <text:p>0.029371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ing.S511:Timing.S511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747cm" svg:height="9.006cm" xlink:href=".." xlink:type="simple" chart:class="chart:bar" chart:style-name="ch1">
        <chart:legend chart:legend-position="end" svg:x="18.542cm" svg:y="3.955cm" style:legend-expansion="high" chart:style-name="ch2"/>
        <chart:plot-area chart:style-name="ch3" table:cell-range-address="Timing.H747:Timing.AG749" chart:data-source-has-labels="both" svg:x="0.394cm" svg:y="0.18cm" svg:width="17.754cm" svg:height="8.646cm">
          <chartooo:coordinate-region svg:x="1.201cm" svg:y="0.38cm" svg:width="16.947cm" svg:height="7.799cm"/>
          <chart:axis chart:dimension="x" chart:name="primary-x" chart:style-name="ch4" chartooo:axis-type="auto">
            <chartooo:date-scale/>
            <chart:categories table:cell-range-address="Timing.I747:Timing.AG7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ing.I748:Timing.AG748" chart:label-cell-address="Timing.H748:Timing.H748" chart:class="chart:bar">
            <chart:data-point chart:repeated="25"/>
          </chart:series>
          <chart:series chart:style-name="ch8" chart:values-cell-range-address="Timing.I749:Timing.AG749" chart:label-cell-address="Timing.H749:Timing.H749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747:Timing.AG747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  <table:table-cell office:value-type="float" office:value="720">
                <text:p>720</text:p>
              </table:table-cell>
              <table:table-cell office:value-type="float" office:value="753">
                <text:p>753</text:p>
              </table:table-cell>
              <table:table-cell office:value-type="float" office:value="784">
                <text:p>784</text:p>
              </table:table-cell>
            </table:table-row>
          </table:table-header-rows>
          <table:table-rows>
            <table:table-row>
              <table:table-cell office:value-type="string">
                <text:p>pi4</text:p>
                <draw:g>
                  <svg:desc>Timing.H748:Timing.H748</svg:desc>
                </draw:g>
              </table:table-cell>
              <table:table-cell office:value-type="float" office:value="0.071671">
                <text:p>0.071671</text:p>
                <draw:g>
                  <svg:desc>Timing.I748:Timing.AG7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51943">
                <text:p>0.251943</text:p>
              </table:table-cell>
              <table:table-cell office:value-type="float" office:value="NaN">
                <text:p>NaN</text:p>
              </table:table-cell>
              <table:table-cell office:value-type="float" office:value="0.562059">
                <text:p>0.562059</text:p>
              </table:table-cell>
              <table:table-cell office:value-type="float" office:value="NaN">
                <text:p>NaN</text:p>
              </table:table-cell>
              <table:table-cell office:value-type="float" office:value="1.023402">
                <text:p>1.023402</text:p>
              </table:table-cell>
              <table:table-cell office:value-type="float" office:value="NaN">
                <text:p>NaN</text:p>
              </table:table-cell>
              <table:table-cell office:value-type="float" office:value="1.652271">
                <text:p>1.652271</text:p>
              </table:table-cell>
              <table:table-cell office:value-type="float" office:value="NaN">
                <text:p>NaN</text:p>
              </table:table-cell>
              <table:table-cell office:value-type="float" office:value="2.500869">
                <text:p>2.500869</text:p>
              </table:table-cell>
              <table:table-cell office:value-type="float" office:value="NaN">
                <text:p>NaN</text:p>
              </table:table-cell>
              <table:table-cell office:value-type="float" office:value="3.748443">
                <text:p>3.748443</text:p>
              </table:table-cell>
              <table:table-cell office:value-type="float" office:value="NaN">
                <text:p>NaN</text:p>
              </table:table-cell>
              <table:table-cell office:value-type="float" office:value="5.309578">
                <text:p>5.309578</text:p>
              </table:table-cell>
              <table:table-cell office:value-type="float" office:value="NaN">
                <text:p>NaN</text:p>
              </table:table-cell>
              <table:table-cell office:value-type="float" office:value="7.351509">
                <text:p>7.351509</text:p>
              </table:table-cell>
              <table:table-cell office:value-type="float" office:value="NaN">
                <text:p>NaN</text:p>
              </table:table-cell>
              <table:table-cell office:value-type="float" office:value="9.894971">
                <text:p>9.894971</text:p>
              </table:table-cell>
              <table:table-cell office:value-type="float" office:value="NaN">
                <text:p>NaN</text:p>
              </table:table-cell>
              <table:table-cell office:value-type="float" office:value="13.086277">
                <text:p>13.086277</text:p>
              </table:table-cell>
              <table:table-cell office:value-type="float" office:value="NaN">
                <text:p>NaN</text:p>
              </table:table-cell>
              <table:table-cell office:value-type="float" office:value="16.850435">
                <text:p>16.850435</text:p>
              </table:table-cell>
              <table:table-cell office:value-type="float" office:value="NaN">
                <text:p>NaN</text:p>
              </table:table-cell>
              <table:table-cell office:value-type="float" office:value="21.465481">
                <text:p>21.465481</text:p>
              </table:table-cell>
            </table:table-row>
            <table:table-row>
              <table:table-cell office:value-type="string">
                <text:p>pi3</text:p>
                <draw:g>
                  <svg:desc>Timing.H749:Timing.H749</svg:desc>
                </draw:g>
              </table:table-cell>
              <table:table-cell office:value-type="float" office:value="0.452014">
                <text:p>0.452014</text:p>
                <draw:g>
                  <svg:desc>Timing.I749:Timing.AG749</svg:desc>
                </draw:g>
              </table:table-cell>
              <table:table-cell office:value-type="float" office:value="1.524951">
                <text:p>1.524951</text:p>
              </table:table-cell>
              <table:table-cell office:value-type="float" office:value="3.056426">
                <text:p>3.056426</text:p>
              </table:table-cell>
              <table:table-cell office:value-type="float" office:value="5.204508">
                <text:p>5.204508</text:p>
              </table:table-cell>
              <table:table-cell office:value-type="float" office:value="8.006829">
                <text:p>8.006829</text:p>
              </table:table-cell>
              <table:table-cell office:value-type="float" office:value="11.719279">
                <text:p>11.719279</text:p>
              </table:table-cell>
              <table:table-cell office:value-type="float" office:value="16.237323">
                <text:p>16.237323</text:p>
              </table:table-cell>
              <table:table-cell office:value-type="float" office:value="21.837356">
                <text:p>21.837356</text:p>
              </table:table-cell>
              <table:table-cell office:value-type="float" office:value="28.609456">
                <text:p>28.609456</text:p>
              </table:table-cell>
              <table:table-cell office:value-type="float" office:value="36.66401">
                <text:p>36.66401</text:p>
              </table:table-cell>
              <table:table-cell office:value-type="float" office:value="46.134142">
                <text:p>46.134142</text:p>
              </table:table-cell>
              <table:table-cell office:value-type="float" office:value="56.594752">
                <text:p>56.594752</text:p>
              </table:table-cell>
              <table:table-cell office:value-type="float" office:value="69.179324">
                <text:p>69.179324</text:p>
              </table:table-cell>
              <table:table-cell office:value-type="float" office:value="83.576478">
                <text:p>83.576478</text:p>
              </table:table-cell>
              <table:table-cell office:value-type="float" office:value="99.942624">
                <text:p>99.942624</text:p>
              </table:table-cell>
              <table:table-cell office:value-type="float" office:value="118.398273">
                <text:p>118.398273</text:p>
              </table:table-cell>
              <table:table-cell office:value-type="float" office:value="139.108634">
                <text:p>139.108634</text:p>
              </table:table-cell>
              <table:table-cell office:value-type="float" office:value="162.249476">
                <text:p>162.249476</text:p>
              </table:table-cell>
              <table:table-cell office:value-type="float" office:value="187.951824">
                <text:p>187.951824</text:p>
              </table:table-cell>
              <table:table-cell office:value-type="float" office:value="216.437811">
                <text:p>216.437811</text:p>
              </table:table-cell>
              <table:table-cell office:value-type="float" office:value="247.852676">
                <text:p>247.852676</text:p>
              </table:table-cell>
              <table:table-cell office:value-type="float" office:value="282.01021">
                <text:p>282.0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